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ffffff" draw:fill="solid" draw:fill-color="#ffffff" draw:textarea-vertical-align="middle"/>
    </style:style>
    <style:style style:name="gr2" style:family="graphic" style:parent-style-name="objectwithoutfill">
      <style:graphic-properties svg:stroke-width="0.051cm" draw:marker-end="Arrow" draw:marker-end-width="0.229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ff0000" draw:marker-end="Arrow" draw:marker-end-width="0.229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0.214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7.774cm"/>
    </style:style>
    <style:style style:name="gr7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2.377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0.425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10.04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11.14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12.236cm"/>
    </style:style>
    <style:style style:name="gr12" style:family="graphic" style:parent-style-name="standard">
      <style:graphic-properties svg:stroke-width="0.051cm" svg:stroke-color="#000000" draw:marker-end="Arrow" draw:marker-end-width="0.229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8.473cm"/>
    </style:style>
    <style:style style:name="gr14" style:family="graphic" style:parent-style-name="objectwithoutfill">
      <style:graphic-properties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051cm" svg:stroke-color="#ff00ff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6" style:family="graphic" style:parent-style-name="standard">
      <style:graphic-properties svg:stroke-width="0.051cm" svg:stroke-color="#0000ff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0000ff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3.435cm" fo:padding-top="0.15cm" fo:padding-bottom="0.15cm" fo:padding-left="0.275cm" fo:padding-right="0.275cm"/>
    </style:style>
    <style:style style:name="gr19" style:family="graphic" style:parent-style-name="standard">
      <style:graphic-properties svg:stroke-width="0.051cm" svg:stroke-color="#ff00ff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0" style:family="graphic" style:parent-style-name="objectwithoutfill">
      <style:graphic-properties draw:stroke="dash" draw:stroke-dash="Fine_20_Dashed_20__28_var_29_" svg:stroke-width="0.051cm" svg:stroke-color="#ff0000" draw:marker-end="Arrow" draw:marker-end-width="0.229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1.824cm" fo:padding-top="0.15cm" fo:padding-bottom="0.15cm" fo:padding-left="0.275cm" fo:padding-right="0.275cm"/>
    </style:style>
    <style:style style:name="gr22" style:family="graphic" style:parent-style-name="objectwithoutfill">
      <style:graphic-properties draw:stroke="dash" draw:stroke-dash="Fine_20_Dashed_20__28_var_29_"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9.396cm"/>
    </style:style>
    <style:style style:name="gr25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1.907cm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8.147cm"/>
    </style:style>
    <style:style style:name="gr27" style:family="graphic" style:parent-style-name="objectwithoutfill">
      <style:graphic-properties draw:stroke-dash="Fine_20_Dashed" svg:stroke-width="0.051cm" svg:stroke-color="#ff0000" draw:marker-end="Arrow" draw:marker-end-width="0.229cm" draw:fill="none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svg:stroke-width="0.051cm" svg:stroke-color="#0000ff" draw:marker-end="Arrow" draw:marker-end-width="0.229cm" draw:fill="none" draw:textarea-vertical-align="middle" fo:padding-top="0.15cm" fo:padding-bottom="0.15cm" fo:padding-left="0.275cm" fo:padding-right="0.275cm"/>
    </style:style>
    <style:style style:name="gr29" style:family="graphic" style:parent-style-name="objectwithoutfill">
      <style:graphic-properties draw:stroke="dash" draw:stroke-dash="Fine_20_Dashed"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1.463cm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941cm" fo:min-width="15.073cm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14.958cm" fo:padding-top="0.15cm" fo:padding-bottom="0.15cm" fo:padding-left="0.275cm" fo:padding-right="0.275cm"/>
    </style:style>
    <style:style style:name="gr33" style:family="graphic" style:parent-style-name="objectwithoutfill">
      <style:graphic-properties draw:stroke="solid" draw:stroke-dash="Fine_20_Dashed"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7.19cm" fo:padding-top="0.15cm" fo:padding-bottom="0.15cm" fo:padding-left="0.275cm" fo:padding-right="0.275cm"/>
    </style:style>
    <style:style style:name="gr35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4.726cm" fo:padding-top="0.15cm" fo:padding-bottom="0.15cm" fo:padding-left="0.275cm" fo:padding-right="0.275cm"/>
    </style:style>
    <style:style style:name="gr36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941cm" fo:min-width="15.496cm" fo:padding-top="0.15cm" fo:padding-bottom="0.15cm" fo:padding-left="0.275cm" fo:padding-right="0.275cm"/>
    </style:style>
    <style:style style:name="gr37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941cm" fo:min-width="2.441cm" fo:padding-top="0.15cm" fo:padding-bottom="0.15cm" fo:padding-left="0.275cm" fo:padding-right="0.275cm"/>
    </style:style>
    <style:style style:name="gr38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false" fo:min-height="1.05cm" fo:min-width="0cm" fo:padding-top="0.15cm" fo:padding-bottom="0.15cm" fo:padding-left="0.275cm" fo:padding-right="0.275cm"/>
    </style:style>
    <style:style style:name="gr39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false" fo:min-height="0.471cm" fo:min-width="0cm" fo:padding-top="0.15cm" fo:padding-bottom="0.15cm" fo:padding-left="0.275cm" fo:padding-right="0.275cm"/>
    </style:style>
    <style:style style:name="gr40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1.411cm" fo:min-width="5.535cm" fo:padding-top="0.15cm" fo:padding-bottom="0.15cm" fo:padding-left="0.275cm" fo:padding-right="0.275cm"/>
    </style:style>
    <style:style style:name="gr41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1.911cm" fo:padding-top="0.15cm" fo:padding-bottom="0.15cm" fo:padding-left="0.275cm" fo:padding-right="0.275cm"/>
    </style:style>
    <style:style style:name="gr42" style:family="graphic" style:parent-style-name="objectwithoutfill">
      <style:graphic-properties draw:stroke="dash" draw:stroke-dash="Fine_20_Dashed_20__28_var_29_" svg:stroke-width="0.051cm" svg:stroke-color="#0000ff" draw:marker-end="Arrow" draw:marker-end-width="0.229cm" draw:fill="none" draw:textarea-vertical-align="middle" fo:padding-top="0.15cm" fo:padding-bottom="0.15cm" fo:padding-left="0.275cm" fo:padding-right="0.275cm"/>
    </style:style>
    <style:style style:name="gr43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false" fo:min-height="2.351cm" fo:min-width="0cm" fo:padding-top="0.15cm" fo:padding-bottom="0.15cm" fo:padding-left="0.275cm" fo:padding-right="0.275cm"/>
    </style:style>
    <style:style style:name="gr44" style:family="graphic" style:parent-style-name="objectwithoutfill">
      <style:graphic-properties draw:stroke="dash" draw:stroke-dash="Ultrafine_20_2_20_Dots_20_3_20_Dashes"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45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false" fo:min-height="1.053cm" fo:min-width="0cm" fo:padding-top="0.15cm" fo:padding-bottom="0.15cm" fo:padding-left="0.275cm" fo:padding-right="0.275cm"/>
    </style:style>
    <style:style style:name="gr46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3.291cm" fo:min-width="15.31cm" fo:padding-top="0.15cm" fo:padding-bottom="0.15cm" fo:padding-left="0.275cm" fo:padding-right="0.275cm"/>
    </style:style>
    <style:style style:name="gr47" style:family="graphic" style:parent-style-name="objectwithoutfill">
      <style:graphic-properties draw:stroke="dash" draw:stroke-dash="Ultrafine_20_Dotted_20__28_var_29_" svg:stroke-width="0.051cm" svg:stroke-color="#ff0000" draw:marker-start-width="0.276cm" draw:marker-end="Arrow" draw:marker-end-width="0.229cm" draw:fill="none" draw:textarea-vertical-align="middle" fo:padding-top="0.15cm" fo:padding-bottom="0.15cm" fo:padding-left="0.275cm" fo:padding-right="0.27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674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119cm"/>
    </style:style>
    <style:style style:name="gr50" style:family="graphic" style:parent-style-name="standard">
      <style:graphic-properties svg:stroke-width="0.051cm" svg:stroke-color="#000000" draw:marker-end="Arrow" draw:marker-end-width="0.229cm" draw:fill="solid" draw:fill-color="#ffd32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1" style:family="graphic" style:parent-style-name="standard">
      <style:graphic-properties svg:stroke-width="0.051cm" svg:stroke-color="#000000" draw:marker-end="Arrow" draw:marker-end-width="0.229cm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9.083cm"/>
    </style:style>
    <style:style style:name="gr53" style:family="graphic" style:parent-style-name="objectwithoutfill">
      <style:graphic-properties draw:stroke="dash" draw:stroke-dash="Ultrafine_20_Dashed"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54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2.216cm" fo:padding-top="0.15cm" fo:padding-bottom="0.15cm" fo:padding-left="0.275cm" fo:padding-right="0.275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10.611cm"/>
    </style:style>
    <style:style style:name="gr56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7" style:family="graphic" style:parent-style-name="objectwithoutfill">
      <style:graphic-properties draw:stroke="solid" draw:stroke-dash="Ultrafine_20_Dashed" svg:stroke-width="0.051cm" draw:marker-start-width="0.276cm" draw:marker-end="Arrow" draw:marker-end-width="0.229cm" draw:fill="none" draw:textarea-vertical-align="middle" fo:padding-top="0.15cm" fo:padding-bottom="0.15cm" fo:padding-left="0.275cm" fo:padding-right="0.275cm"/>
    </style:style>
    <style:style style:name="gr58" style:family="graphic" style:parent-style-name="objectwithoutfill">
      <style:graphic-properties draw:stroke="dash" draw:stroke-dash="Ultrafine_20_Dashed" svg:stroke-width="0.051cm" draw:marker-start-width="0.276cm" draw:marker-end="Arrow" draw:marker-end-width="0.229cm" draw:fill="none" draw:textarea-vertical-align="middle" fo:padding-top="0.15cm" fo:padding-bottom="0.15cm" fo:padding-left="0.275cm" fo:padding-right="0.275cm"/>
    </style:style>
    <style:style style:name="gr59" style:family="graphic" style:parent-style-name="objectwithoutfill">
      <style:graphic-properties draw:stroke="dash" draw:stroke-dash="Fine_20_Dashed" svg:stroke-width="0.051cm" draw:marker-start-width="0.276cm" draw:marker-end="Arrow" draw:marker-end-width="0.229cm" draw:fill="none" draw:textarea-vertical-align="middle" fo:padding-top="0.15cm" fo:padding-bottom="0.15cm" fo:padding-left="0.275cm" fo:padding-right="0.275cm"/>
    </style:style>
    <style:style style:name="gr60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1.879cm" fo:padding-top="0.15cm" fo:padding-bottom="0.15cm" fo:padding-left="0.275cm" fo:padding-right="0.275cm"/>
    </style:style>
    <style:style style:name="gr61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1.886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Regular" style:font-family-generic="roman" style:font-pitch="variable" fo:font-size="12pt" style:font-size-asian="18pt" style:font-size-complex="18pt"/>
    </style:style>
    <style:style style:name="P3" style:family="paragraph">
      <style:text-properties fo:font-family="'Times New Roman'" style:font-family-generic="roman" style:font-pitch="variable" fo:font-size="12pt" style:font-size-asian="12pt" style:font-size-complex="12pt"/>
    </style:style>
    <style:style style:name="P4" style:family="paragraph">
      <style:text-properties fo:font-family="'Times New Roman'" style:font-style-name="Regular" style:font-family-generic="roman" style:font-pitch="variable" fo:font-size="12pt" style:font-size-asian="12pt" style:font-size-complex="12pt"/>
    </style:style>
    <style:style style:name="P5" style:family="paragraph">
      <style:paragraph-properties fo:text-align="center"/>
      <style:text-properties fo:font-family="'Times New Roman'" style:font-family-generic="roman" style:font-pitch="variable" fo:font-size="12pt" style:font-size-asian="12pt" style:font-size-complex="12pt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  <style:text-properties fo:font-family="'Times New Roman'" style:font-family-generic="roman" style:font-pitch="variable" fo:font-size="12pt" style:font-size-asian="12pt" style:font-size-complex="12pt"/>
    </style:style>
    <style:style style:name="P8" style:family="paragraph">
      <style:paragraph-properties fo:text-align="start"/>
      <style:text-properties fo:font-size="18pt"/>
    </style:style>
    <style:style style:name="P9" style:family="paragraph">
      <style:paragraph-properties fo:text-align="center"/>
      <style:text-properties fo:font-family="'Times New Roman'" style:font-style-name="Regular" style:font-family-generic="roman" style:font-pitch="variable" fo:font-size="18pt" style:font-size-asian="18pt" style:font-size-complex="18pt"/>
    </style:style>
    <style:style style:name="P10" style:family="paragraph">
      <style:text-properties fo:font-family="'Times New Roman'" style:font-family-generic="roman" style:font-pitch="variable" fo:font-size="12pt" fo:font-style="normal" style:font-size-asian="12pt" style:font-style-asian="normal" style:font-size-complex="12pt" style:font-style-complex="normal"/>
    </style:style>
    <style:style style:name="T1" style:family="text">
      <style:text-properties fo:font-family="'Times New Roman'" style:font-style-name="Regular" style:font-family-generic="roman" style:font-pitch="variable" fo:font-size="12pt" style:font-size-asian="18pt" style:font-size-complex="18pt"/>
    </style:style>
    <style:style style:name="T2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3" style:family="text">
      <style:text-properties fo:font-family="'Times New Roman'" style:font-style-name="Regular" style:font-family-generic="roman" style:font-pitch="variabl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" style:family="text">
      <style:text-properties fo:font-family="'Times New Roman'" style:font-style-name="Regular" style:font-family-generic="roman" style:font-pitch="variable" fo:font-size="12pt" style:font-size-asian="12pt" style:font-size-complex="12pt"/>
    </style:style>
    <style:style style:name="T5" style:family="text">
      <style:text-properties fo:font-family="'Times New Roman'" style:font-style-name="Regular" style:font-family-generic="roman" style:font-pitch="variable" fo:font-size="12pt" fo:font-style="italic" style:font-size-asian="18pt" style:font-style-asian="italic" style:font-size-complex="18pt" style:font-style-complex="italic"/>
    </style:style>
    <style:style style:name="T6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7" style:family="text">
      <style:text-properties fo:font-family="'Times New Roman'" style:font-family-generic="roman" style:font-pitch="variable"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9.59cm" svg:height="6.79cm" svg:x="1cm" svg:y="3.358cm">
          <text:p/>
        </draw:rect>
        <draw:path draw:style-name="gr2" draw:text-style-name="P1" draw:layer="layout" svg:width="0.45cm" svg:height="1.975cm" svg:x="11.754cm" svg:y="4.445cm" svg:viewBox="0 0 451 1976" svg:d="M0 0c864 1013 222 1976 222 1976">
          <text:p/>
        </draw:path>
        <draw:path draw:style-name="gr2" draw:text-style-name="P1" draw:layer="layout" svg:width="0.32cm" svg:height="1.924cm" svg:x="8.865cm" svg:y="4.421cm" svg:viewBox="0 0 321 1925" svg:d="M321 0c-642 1160-124 1925-124 1925">
          <text:p/>
        </draw:path>
        <draw:path draw:style-name="gr3" draw:text-style-name="P1" draw:layer="layout" svg:width="2.32cm" svg:height="1.925cm" svg:x="9.359cm" svg:y="4.445cm" svg:viewBox="0 0 2321 1926" svg:d="M2321 0c-2346 1062-2321 1926-2321 1926">
          <text:p/>
        </draw:path>
        <draw:path draw:style-name="gr3" draw:text-style-name="P1" draw:layer="layout" svg:width="2.468cm" svg:height="2.098cm" svg:x="9.26cm" svg:y="4.322cm" svg:viewBox="0 0 2469 2099" svg:d="M0 0c2296 1061 2469 2099 2469 2099">
          <text:p/>
        </draw:path>
        <draw:custom-shape draw:style-name="gr4" draw:text-style-name="P2" draw:layer="layout" svg:width="1.016cm" svg:height="1.016cm" svg:x="9.971cm" svg:y="8.932cm">
          <text:p text:style-name="P1"><text:span text:style-name="T1">X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9.208cm" svg:y="7.013cm" svg:viewBox="0 0 965 2049" svg:d="M2 0c-49 1062 963 2049 963 2049">
          <text:p/>
        </draw:path>
        <draw:path draw:style-name="gr2" draw:text-style-name="P1" draw:layer="layout" svg:width="0.939cm" svg:height="2.073cm" svg:x="10.84cm" svg:y="6.914cm" svg:viewBox="0 0 940 2074" svg:d="M938 0c50 1210-938 2074-938 2074">
          <text:p/>
        </draw:path>
        <draw:custom-shape draw:style-name="gr4" draw:text-style-name="P2" draw:layer="layout" svg:width="1.016cm" svg:height="1.016cm" svg:x="11.241cm" svg:y="3.8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1cm" svg:y="6.392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1cm" svg:y="3.8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1.241cm" svg:y="6.392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8.173cm" svg:y="3.4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12.074cm" svg:y="3.4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8.174cm" svg:y="6.023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12.075cm" svg:y="6.023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10.075cm" svg:y="8.197cm">
          <draw:text-box>
            <text:p><text:span text:style-name="T2">4</text:span></text:p>
          </draw:text-box>
        </draw:frame>
        <draw:frame draw:style-name="gr6" draw:text-style-name="P4" draw:layer="layout" svg:width="8.274cm" svg:height="2.068cm" svg:x="1.66cm" svg:y="2.507cm">
          <draw:text-box>
            <text:p><text:span text:style-name="T3">XOR (with neurons that leak)</text:span></text:p>
            <text:p><text:span text:style-name="T4"/></text:p>
            <text:p><text:span text:style-name="T4"/></text:p>
          </draw:text-box>
        </draw:frame>
      </draw:page>
      <draw:page draw:name="page2" draw:style-name="dp1" draw:master-page-name="Default">
        <draw:rect draw:style-name="gr1" draw:text-style-name="P1" draw:layer="layout" svg:width="19.59cm" svg:height="6.79cm" svg:x="1cm" svg:y="3.432cm">
          <text:p/>
        </draw:rect>
        <draw:path draw:style-name="gr2" draw:text-style-name="P1" draw:layer="layout" svg:width="0.45cm" svg:height="1.975cm" svg:x="9.054cm" svg:y="4.445cm" svg:viewBox="0 0 451 1976" svg:d="M0 0c864 1013 222 1976 222 1976">
          <text:p/>
        </draw:path>
        <draw:path draw:style-name="gr2" draw:text-style-name="P1" draw:layer="layout" svg:width="0.32cm" svg:height="1.924cm" svg:x="6.165cm" svg:y="4.421cm" svg:viewBox="0 0 321 1925" svg:d="M321 0c-642 1160-124 1925-124 1925">
          <text:p/>
        </draw:path>
        <draw:path draw:style-name="gr3" draw:text-style-name="P1" draw:layer="layout" svg:width="2.32cm" svg:height="1.925cm" svg:x="6.659cm" svg:y="4.445cm" svg:viewBox="0 0 2321 1926" svg:d="M2321 0c-2346 1062-2321 1926-2321 1926">
          <text:p/>
        </draw:path>
        <draw:path draw:style-name="gr3" draw:text-style-name="P1" draw:layer="layout" svg:width="2.468cm" svg:height="2.098cm" svg:x="6.56cm" svg:y="4.322cm" svg:viewBox="0 0 2469 2099" svg:d="M0 0c2296 1061 2469 2099 2469 2099">
          <text:p/>
        </draw:path>
        <draw:custom-shape draw:style-name="gr4" draw:text-style-name="P2" draw:layer="layout" svg:width="1.016cm" svg:height="1.016cm" svg:x="7.271cm" svg:y="8.932cm">
          <text:p text:style-name="P1"><text:span text:style-name="T1">X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6.508cm" svg:y="7.013cm" svg:viewBox="0 0 965 2049" svg:d="M2 0c-49 1062 963 2049 963 2049">
          <text:p/>
        </draw:path>
        <draw:path draw:style-name="gr2" draw:text-style-name="P1" draw:layer="layout" svg:width="0.939cm" svg:height="2.073cm" svg:x="8.14cm" svg:y="6.914cm" svg:viewBox="0 0 940 2074" svg:d="M938 0c50 1210-938 2074-938 2074">
          <text:p/>
        </draw:path>
        <draw:custom-shape draw:style-name="gr4" draw:text-style-name="P2" draw:layer="layout" svg:width="1.016cm" svg:height="1.016cm" svg:x="8.541cm" svg:y="3.8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6.392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3.8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541cm" svg:y="6.392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5.473cm" svg:y="3.4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9.374cm" svg:y="3.4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5.474cm" svg:y="6.023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9.375cm" svg:y="6.023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7.375cm" svg:y="8.197cm">
          <draw:text-box>
            <text:p><text:span text:style-name="T2">4</text:span></text:p>
          </draw:text-box>
        </draw:frame>
        <draw:path draw:style-name="gr2" draw:text-style-name="P1" draw:layer="layout" svg:width="0.45cm" svg:height="1.975cm" svg:x="14.255cm" svg:y="4.436cm" svg:viewBox="0 0 451 1976" svg:d="M0 0c864 1013 222 1976 222 1976">
          <text:p/>
        </draw:path>
        <draw:path draw:style-name="gr2" draw:text-style-name="P1" draw:layer="layout" svg:width="0.32cm" svg:height="1.924cm" svg:x="11.366cm" svg:y="4.412cm" svg:viewBox="0 0 321 1925" svg:d="M321 0c-642 1160-124 1925-124 1925">
          <text:p/>
        </draw:path>
        <draw:path draw:style-name="gr3" draw:text-style-name="P1" draw:layer="layout" svg:width="2.32cm" svg:height="1.925cm" svg:x="11.86cm" svg:y="4.436cm" svg:viewBox="0 0 2321 1926" svg:d="M2321 0c-2346 1062-2321 1926-2321 1926">
          <text:p/>
        </draw:path>
        <draw:path draw:style-name="gr3" draw:text-style-name="P1" draw:layer="layout" svg:width="2.468cm" svg:height="2.098cm" svg:x="11.761cm" svg:y="4.313cm" svg:viewBox="0 0 2469 2099" svg:d="M0 0c2296 1061 2469 2099 2469 2099">
          <text:p/>
        </draw:path>
        <draw:custom-shape draw:style-name="gr4" draw:text-style-name="P2" draw:layer="layout" svg:width="1.524cm" svg:height="1.016cm" svg:x="12.272cm" svg:y="8.923cm">
          <text:p text:style-name="P1"><text:span text:style-name="T1">X2-X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1.983cm" svg:x="11.709cm" svg:y="7.004cm" svg:viewBox="0 0 965 1984" svg:d="M2 0c-49 1028 963 1984 963 1984">
          <text:p/>
        </draw:path>
        <draw:path draw:style-name="gr2" draw:text-style-name="P1" draw:layer="layout" svg:width="0.939cm" svg:height="2.073cm" svg:x="13.341cm" svg:y="6.905cm" svg:viewBox="0 0 940 2074" svg:d="M938 0c50 1210-938 2074-938 2074">
          <text:p/>
        </draw:path>
        <draw:custom-shape draw:style-name="gr4" draw:text-style-name="P2" draw:layer="layout" svg:width="1.524cm" svg:height="1.016cm" svg:x="13.542cm" svg:y="3.843cm">
          <text:p text:style-name="P1"><text:span text:style-name="T1">X2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6.383cm">
          <text:p text:style-name="P1"><text:span text:style-name="T1">X2-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3.843cm">
          <text:p text:style-name="P1"><text:span text:style-name="T1">X2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3.542cm" svg:y="6.383cm">
          <text:p text:style-name="P1"><text:span text:style-name="T1">x2-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10.674cm" svg:y="3.413cm">
          <draw:text-box>
            <text:p><text:span text:style-name="T2">5</text:span></text:p>
          </draw:text-box>
        </draw:frame>
        <draw:frame draw:style-name="gr5" draw:text-style-name="P3" draw:layer="layout" svg:width="0.764cm" svg:height="0.771cm" svg:x="14.675cm" svg:y="3.413cm">
          <draw:text-box>
            <text:p><text:span text:style-name="T2">6</text:span></text:p>
          </draw:text-box>
        </draw:frame>
        <draw:frame draw:style-name="gr5" draw:text-style-name="P3" draw:layer="layout" svg:width="0.764cm" svg:height="0.771cm" svg:x="10.675cm" svg:y="6.014cm">
          <draw:text-box>
            <text:p><text:span text:style-name="T2">7</text:span></text:p>
          </draw:text-box>
        </draw:frame>
        <draw:frame draw:style-name="gr5" draw:text-style-name="P3" draw:layer="layout" svg:width="0.764cm" svg:height="0.771cm" svg:x="14.676cm" svg:y="6.014cm">
          <draw:text-box>
            <text:p><text:span text:style-name="T2">8</text:span></text:p>
          </draw:text-box>
        </draw:frame>
        <draw:frame draw:style-name="gr5" draw:text-style-name="P3" draw:layer="layout" svg:width="0.764cm" svg:height="0.771cm" svg:x="12.576cm" svg:y="8.188cm">
          <draw:text-box>
            <text:p><text:span text:style-name="T2">9</text:span></text:p>
          </draw:text-box>
        </draw:frame>
        <draw:frame draw:style-name="gr6" draw:text-style-name="P4" draw:layer="layout" svg:width="8.274cm" svg:height="2.068cm" svg:x="1.66cm" svg:y="2.507cm">
          <draw:text-box>
            <text:p><text:span text:style-name="T3">Two XOR's (with neurons that leak)</text:span></text:p>
            <text:p><text:span text:style-name="T4"/></text:p>
            <text:p><text:span text:style-name="T4"/></text:p>
          </draw:text-box>
        </draw:frame>
      </draw:page>
      <draw:page draw:name="page3" draw:style-name="dp1" draw:master-page-name="Default">
        <draw:rect draw:style-name="gr1" draw:text-style-name="P1" draw:layer="layout" svg:width="19.59cm" svg:height="5.012cm" svg:x="1cm" svg:y="9.457cm">
          <text:p/>
        </draw:rect>
        <draw:custom-shape draw:style-name="gr4" draw:text-style-name="P2" draw:layer="layout" svg:width="1.016cm" svg:height="1.016cm" svg:x="9.971cm" svg:y="12.632cm">
          <text:p text:style-name="P1"><text:span text:style-name="T1">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9.208cm" svg:y="10.713cm" svg:viewBox="0 0 965 2049" svg:d="M2 0c-49 1062 963 2049 963 2049">
          <text:p/>
        </draw:path>
        <draw:path draw:style-name="gr2" draw:text-style-name="P1" draw:layer="layout" svg:width="0.939cm" svg:height="2.073cm" svg:x="10.84cm" svg:y="10.614cm" svg:viewBox="0 0 940 2074" svg:d="M938 0c50 1210-938 2074-938 2074">
          <text:p/>
        </draw:path>
        <draw:custom-shape draw:style-name="gr4" draw:text-style-name="P2" draw:layer="layout" svg:width="1.016cm" svg:height="1.016cm" svg:x="11.241cm" svg:y="9.9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1cm" svg:y="9.9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8.173cm" svg:y="9.5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12.074cm" svg:y="9.5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10.075cm" svg:y="11.897cm">
          <draw:text-box>
            <text:p><text:span text:style-name="T2">2</text:span></text:p>
          </draw:text-box>
        </draw:frame>
        <draw:frame draw:style-name="gr7" draw:text-style-name="P3" draw:layer="layout" svg:width="2.927cm" svg:height="0.771cm" svg:x="9.061cm" svg:y="13.63cm">
          <draw:text-box>
            <text:p><text:span text:style-name="T2">Threshold = 2</text:span></text:p>
          </draw:text-box>
        </draw:frame>
        <draw:frame draw:style-name="gr6" draw:text-style-name="P4" draw:layer="layout" svg:width="8.274cm" svg:height="2.068cm" svg:x="1.66cm" svg:y="2.507cm">
          <draw:text-box>
            <text:p><text:span text:style-name="T3">AND <text:s/>(with neurons that leak)</text:span></text:p>
            <text:p><text:span text:style-name="T4"/></text:p>
            <text:p><text:span text:style-name="T4"/></text:p>
          </draw:text-box>
        </draw:frame>
      </draw:page>
      <draw:page draw:name="page4" draw:style-name="dp1" draw:master-page-name="Default">
        <draw:rect draw:style-name="gr1" draw:text-style-name="P1" draw:layer="layout" svg:width="19.59cm" svg:height="8.519cm" svg:x="1cm" svg:y="3.432cm">
          <text:p/>
        </draw:rect>
        <draw:path draw:style-name="gr2" draw:text-style-name="P1" draw:layer="layout" svg:width="0.45cm" svg:height="1.975cm" svg:x="9.054cm" svg:y="4.445cm" svg:viewBox="0 0 451 1976" svg:d="M0 0c864 1013 222 1976 222 1976">
          <text:p/>
        </draw:path>
        <draw:path draw:style-name="gr2" draw:text-style-name="P1" draw:layer="layout" svg:width="0.32cm" svg:height="1.924cm" svg:x="6.165cm" svg:y="4.421cm" svg:viewBox="0 0 321 1925" svg:d="M321 0c-642 1160-124 1925-124 1925">
          <text:p/>
        </draw:path>
        <draw:path draw:style-name="gr3" draw:text-style-name="P1" draw:layer="layout" svg:width="2.32cm" svg:height="1.925cm" svg:x="6.659cm" svg:y="4.445cm" svg:viewBox="0 0 2321 1926" svg:d="M2321 0c-2346 1062-2321 1926-2321 1926">
          <text:p/>
        </draw:path>
        <draw:path draw:style-name="gr3" draw:text-style-name="P1" draw:layer="layout" svg:width="2.468cm" svg:height="2.098cm" svg:x="6.56cm" svg:y="4.322cm" svg:viewBox="0 0 2469 2099" svg:d="M0 0c2296 1061 2469 2099 2469 2099">
          <text:p/>
        </draw:path>
        <draw:path draw:style-name="gr2" draw:text-style-name="P1" draw:layer="layout" svg:width="0.964cm" svg:height="2.048cm" svg:x="6.508cm" svg:y="7.013cm" svg:viewBox="0 0 965 2049" svg:d="M2 0c-49 1062 963 2049 963 2049">
          <text:p/>
        </draw:path>
        <draw:path draw:style-name="gr2" draw:text-style-name="P1" draw:layer="layout" svg:width="0.939cm" svg:height="2.073cm" svg:x="8.14cm" svg:y="6.914cm" svg:viewBox="0 0 940 2074" svg:d="M938 0c50 1210-938 2074-938 2074">
          <text:p/>
        </draw:path>
        <draw:custom-shape draw:style-name="gr4" draw:text-style-name="P2" draw:layer="layout" svg:width="1.016cm" svg:height="1.016cm" svg:x="8.541cm" svg:y="3.8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6.392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3.8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541cm" svg:y="6.392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5.473cm" svg:y="3.4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9.374cm" svg:y="3.4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5.474cm" svg:y="6.023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9.375cm" svg:y="6.023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7.375cm" svg:y="8.197cm">
          <draw:text-box>
            <text:p><text:span text:style-name="T2">4</text:span></text:p>
          </draw:text-box>
        </draw:frame>
        <draw:path draw:style-name="gr2" draw:text-style-name="P1" draw:layer="layout" svg:width="0.45cm" svg:height="1.975cm" svg:x="14.255cm" svg:y="4.436cm" svg:viewBox="0 0 451 1976" svg:d="M0 0c864 1013 222 1976 222 1976">
          <text:p/>
        </draw:path>
        <draw:path draw:style-name="gr2" draw:text-style-name="P1" draw:layer="layout" svg:width="0.32cm" svg:height="1.924cm" svg:x="11.366cm" svg:y="4.412cm" svg:viewBox="0 0 321 1925" svg:d="M321 0c-642 1160-124 1925-124 1925">
          <text:p/>
        </draw:path>
        <draw:path draw:style-name="gr3" draw:text-style-name="P1" draw:layer="layout" svg:width="2.32cm" svg:height="1.925cm" svg:x="11.86cm" svg:y="4.436cm" svg:viewBox="0 0 2321 1926" svg:d="M2321 0c-2346 1062-2321 1926-2321 1926">
          <text:p/>
        </draw:path>
        <draw:path draw:style-name="gr3" draw:text-style-name="P1" draw:layer="layout" svg:width="2.468cm" svg:height="2.098cm" svg:x="11.761cm" svg:y="4.313cm" svg:viewBox="0 0 2469 2099" svg:d="M0 0c2296 1061 2469 2099 2469 2099">
          <text:p/>
        </draw:path>
        <draw:path draw:style-name="gr2" draw:text-style-name="P1" draw:layer="layout" svg:width="0.964cm" svg:height="1.983cm" svg:x="11.709cm" svg:y="7.004cm" svg:viewBox="0 0 965 1984" svg:d="M2 0c-49 1028 963 1984 963 1984">
          <text:p/>
        </draw:path>
        <draw:path draw:style-name="gr2" draw:text-style-name="P1" draw:layer="layout" svg:width="0.939cm" svg:height="2.073cm" svg:x="13.341cm" svg:y="6.905cm" svg:viewBox="0 0 940 2074" svg:d="M938 0c50 1210-938 2074-938 2074">
          <text:p/>
        </draw:path>
        <draw:custom-shape draw:style-name="gr4" draw:text-style-name="P2" draw:layer="layout" svg:width="1.524cm" svg:height="1.016cm" svg:x="13.542cm" svg:y="3.843cm">
          <text:p text:style-name="P1"><text:span text:style-name="T1">X2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6.383cm">
          <text:p text:style-name="P1"><text:span text:style-name="T1">X2-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3.843cm">
          <text:p text:style-name="P1"><text:span text:style-name="T1">X2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3.542cm" svg:y="6.383cm">
          <text:p text:style-name="P1"><text:span text:style-name="T1">x2-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10.674cm" svg:y="3.413cm">
          <draw:text-box>
            <text:p><text:span text:style-name="T2">5</text:span></text:p>
          </draw:text-box>
        </draw:frame>
        <draw:frame draw:style-name="gr5" draw:text-style-name="P3" draw:layer="layout" svg:width="0.764cm" svg:height="0.771cm" svg:x="14.675cm" svg:y="3.413cm">
          <draw:text-box>
            <text:p><text:span text:style-name="T2">6</text:span></text:p>
          </draw:text-box>
        </draw:frame>
        <draw:frame draw:style-name="gr5" draw:text-style-name="P3" draw:layer="layout" svg:width="0.764cm" svg:height="0.771cm" svg:x="10.675cm" svg:y="6.014cm">
          <draw:text-box>
            <text:p><text:span text:style-name="T2">7</text:span></text:p>
          </draw:text-box>
        </draw:frame>
        <draw:frame draw:style-name="gr5" draw:text-style-name="P3" draw:layer="layout" svg:width="0.764cm" svg:height="0.771cm" svg:x="14.676cm" svg:y="6.014cm">
          <draw:text-box>
            <text:p><text:span text:style-name="T2">8</text:span></text:p>
          </draw:text-box>
        </draw:frame>
        <draw:frame draw:style-name="gr5" draw:text-style-name="P3" draw:layer="layout" svg:width="0.764cm" svg:height="0.771cm" svg:x="12.576cm" svg:y="8.188cm">
          <draw:text-box>
            <text:p><text:span text:style-name="T2">9</text:span></text:p>
          </draw:text-box>
        </draw:frame>
        <draw:custom-shape draw:style-name="gr4" draw:text-style-name="P2" draw:layer="layout" svg:width="1.016cm" svg:height="1.016cm" svg:x="9.815cm" svg:y="10.018cm">
          <text:p text:style-name="P1"><text:span text:style-name="T1">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2.048cm" svg:height="1.086cm" svg:x="7.778cm" svg:y="9.506cm" svg:viewBox="0 0 2049 1087" svg:d="M0 0c543 1111 2049 1087 2049 1087">
          <text:p/>
        </draw:path>
        <draw:path draw:style-name="gr2" draw:text-style-name="P1" draw:layer="layout" svg:width="2.122cm" svg:height="1.086cm" svg:x="10.914cm" svg:y="9.506cm" svg:viewBox="0 0 2123 1087" svg:d="M2123 0c-420 1087-2123 1087-2123 1087">
          <text:p/>
        </draw:path>
        <draw:custom-shape draw:style-name="gr4" draw:text-style-name="P2" draw:layer="layout" svg:width="1.524cm" svg:height="1.016cm" svg:x="7.071cm" svg:y="8.932cm">
          <text:p text:style-name="P1"><text:span text:style-name="T1">Xor/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032cm" svg:height="1.016cm" svg:x="12.072cm" svg:y="8.923cm">
          <text:p text:style-name="P1"><text:span text:style-name="T1">X2-Xor/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75cm" svg:height="0.771cm" svg:x="9.834cm" svg:y="9.3cm">
          <draw:text-box>
            <text:p><text:span text:style-name="T2">10</text:span></text:p>
          </draw:text-box>
        </draw:frame>
        <draw:frame draw:style-name="gr7" draw:text-style-name="P3" draw:layer="layout" svg:width="2.927cm" svg:height="0.771cm" svg:x="8.86cm" svg:y="11.029cm">
          <draw:text-box>
            <text:p><text:span text:style-name="T2">Threshold = 2</text:span></text:p>
          </draw:text-box>
        </draw:frame>
        <draw:frame draw:style-name="gr9" draw:text-style-name="P4" draw:layer="layout" svg:width="10.548cm" svg:height="2.068cm" svg:x="1.66cm" svg:y="2.507cm">
          <draw:text-box>
            <text:p><text:span text:style-name="T3">Two XOR's going into an AND (with neurons that leak)</text:span></text:p>
            <text:p><text:span text:style-name="T4"/></text:p>
            <text:p><text:span text:style-name="T4"/></text:p>
          </draw:text-box>
        </draw:frame>
      </draw:page>
      <draw:page draw:name="page5" draw:style-name="dp1" draw:master-page-name="Default">
        <draw:rect draw:style-name="gr1" draw:text-style-name="P1" draw:layer="layout" svg:width="19.59cm" svg:height="4.543cm" svg:x="1cm" svg:y="9.457cm">
          <text:p/>
        </draw:rect>
        <draw:custom-shape draw:style-name="gr4" draw:text-style-name="P2" draw:layer="layout" svg:width="1.016cm" svg:height="1.016cm" svg:x="9.971cm" svg:y="12.632cm">
          <text:p text:style-name="P1"><text:span text:style-name="T1">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9.208cm" svg:y="10.713cm" svg:viewBox="0 0 965 2049" svg:d="M2 0c-49 1062 963 2049 963 2049">
          <text:p/>
        </draw:path>
        <draw:path draw:style-name="gr2" draw:text-style-name="P1" draw:layer="layout" svg:width="0.939cm" svg:height="2.073cm" svg:x="10.84cm" svg:y="10.614cm" svg:viewBox="0 0 940 2074" svg:d="M938 0c50 1210-938 2074-938 2074">
          <text:p/>
        </draw:path>
        <draw:custom-shape draw:style-name="gr4" draw:text-style-name="P2" draw:layer="layout" svg:width="1.016cm" svg:height="1.016cm" svg:x="11.241cm" svg:y="9.9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1cm" svg:y="9.9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8.173cm" svg:y="9.5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12.074cm" svg:y="9.5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10.075cm" svg:y="11.897cm">
          <draw:text-box>
            <text:p><text:span text:style-name="T2">2</text:span></text:p>
          </draw:text-box>
        </draw:frame>
        <draw:frame draw:style-name="gr6" draw:text-style-name="P4" draw:layer="layout" svg:width="8.274cm" svg:height="2.068cm" svg:x="1.66cm" svg:y="2.507cm">
          <draw:text-box>
            <text:p><text:span text:style-name="T3">OR <text:s/>(leak is irrelevant)</text:span></text:p>
            <text:p><text:span text:style-name="T4"/></text:p>
            <text:p><text:span text:style-name="T4"/></text:p>
          </draw:text-box>
        </draw:frame>
      </draw:page>
      <draw:page draw:name="page6" draw:style-name="dp1" draw:master-page-name="Default">
        <draw:rect draw:style-name="gr1" draw:text-style-name="P1" draw:layer="layout" svg:width="19.59cm" svg:height="8.519cm" svg:x="1cm" svg:y="3.038cm">
          <text:p/>
        </draw:rect>
        <draw:path draw:style-name="gr2" draw:text-style-name="P1" draw:layer="layout" svg:width="0.45cm" svg:height="1.975cm" svg:x="9.054cm" svg:y="4.445cm" svg:viewBox="0 0 451 1976" svg:d="M0 0c864 1013 222 1976 222 1976">
          <text:p/>
        </draw:path>
        <draw:path draw:style-name="gr2" draw:text-style-name="P1" draw:layer="layout" svg:width="0.32cm" svg:height="1.924cm" svg:x="6.165cm" svg:y="4.421cm" svg:viewBox="0 0 321 1925" svg:d="M321 0c-642 1160-124 1925-124 1925">
          <text:p/>
        </draw:path>
        <draw:path draw:style-name="gr3" draw:text-style-name="P1" draw:layer="layout" svg:width="2.32cm" svg:height="1.925cm" svg:x="6.659cm" svg:y="4.445cm" svg:viewBox="0 0 2321 1926" svg:d="M2321 0c-2346 1062-2321 1926-2321 1926">
          <text:p/>
        </draw:path>
        <draw:path draw:style-name="gr3" draw:text-style-name="P1" draw:layer="layout" svg:width="2.468cm" svg:height="2.098cm" svg:x="6.56cm" svg:y="4.322cm" svg:viewBox="0 0 2469 2099" svg:d="M0 0c2296 1061 2469 2099 2469 2099">
          <text:p/>
        </draw:path>
        <draw:path draw:style-name="gr2" draw:text-style-name="P1" draw:layer="layout" svg:width="0.964cm" svg:height="2.048cm" svg:x="6.508cm" svg:y="7.013cm" svg:viewBox="0 0 965 2049" svg:d="M2 0c-49 1062 963 2049 963 2049">
          <text:p/>
        </draw:path>
        <draw:path draw:style-name="gr2" draw:text-style-name="P1" draw:layer="layout" svg:width="0.939cm" svg:height="2.073cm" svg:x="8.14cm" svg:y="6.914cm" svg:viewBox="0 0 940 2074" svg:d="M938 0c50 1210-938 2074-938 2074">
          <text:p/>
        </draw:path>
        <draw:custom-shape draw:style-name="gr4" draw:text-style-name="P2" draw:layer="layout" svg:width="1.016cm" svg:height="1.016cm" svg:x="8.541cm" svg:y="3.8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6.392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3.8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541cm" svg:y="6.392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5.473cm" svg:y="3.4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9.374cm" svg:y="3.4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5.474cm" svg:y="6.023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9.375cm" svg:y="6.023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7.375cm" svg:y="8.197cm">
          <draw:text-box>
            <text:p><text:span text:style-name="T2">4</text:span></text:p>
          </draw:text-box>
        </draw:frame>
        <draw:path draw:style-name="gr2" draw:text-style-name="P1" draw:layer="layout" svg:width="0.45cm" svg:height="1.975cm" svg:x="14.255cm" svg:y="4.436cm" svg:viewBox="0 0 451 1976" svg:d="M0 0c864 1013 222 1976 222 1976">
          <text:p/>
        </draw:path>
        <draw:path draw:style-name="gr2" draw:text-style-name="P1" draw:layer="layout" svg:width="0.32cm" svg:height="1.924cm" svg:x="11.366cm" svg:y="4.412cm" svg:viewBox="0 0 321 1925" svg:d="M321 0c-642 1160-124 1925-124 1925">
          <text:p/>
        </draw:path>
        <draw:path draw:style-name="gr3" draw:text-style-name="P1" draw:layer="layout" svg:width="2.32cm" svg:height="1.925cm" svg:x="11.86cm" svg:y="4.436cm" svg:viewBox="0 0 2321 1926" svg:d="M2321 0c-2346 1062-2321 1926-2321 1926">
          <text:p/>
        </draw:path>
        <draw:path draw:style-name="gr3" draw:text-style-name="P1" draw:layer="layout" svg:width="2.468cm" svg:height="2.098cm" svg:x="11.761cm" svg:y="4.313cm" svg:viewBox="0 0 2469 2099" svg:d="M0 0c2296 1061 2469 2099 2469 2099">
          <text:p/>
        </draw:path>
        <draw:path draw:style-name="gr2" draw:text-style-name="P1" draw:layer="layout" svg:width="0.964cm" svg:height="1.983cm" svg:x="11.709cm" svg:y="7.004cm" svg:viewBox="0 0 965 1984" svg:d="M2 0c-49 1028 963 1984 963 1984">
          <text:p/>
        </draw:path>
        <draw:path draw:style-name="gr2" draw:text-style-name="P1" draw:layer="layout" svg:width="0.939cm" svg:height="2.073cm" svg:x="13.341cm" svg:y="6.905cm" svg:viewBox="0 0 940 2074" svg:d="M938 0c50 1210-938 2074-938 2074">
          <text:p/>
        </draw:path>
        <draw:custom-shape draw:style-name="gr4" draw:text-style-name="P2" draw:layer="layout" svg:width="1.524cm" svg:height="1.016cm" svg:x="13.542cm" svg:y="3.843cm">
          <text:p text:style-name="P1"><text:span text:style-name="T1">X2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6.383cm">
          <text:p text:style-name="P1"><text:span text:style-name="T1">X2-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3.843cm">
          <text:p text:style-name="P1"><text:span text:style-name="T1">X2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3.542cm" svg:y="6.383cm">
          <text:p text:style-name="P1"><text:span text:style-name="T1">x2-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10.674cm" svg:y="3.413cm">
          <draw:text-box>
            <text:p><text:span text:style-name="T2">5</text:span></text:p>
          </draw:text-box>
        </draw:frame>
        <draw:frame draw:style-name="gr5" draw:text-style-name="P3" draw:layer="layout" svg:width="0.764cm" svg:height="0.771cm" svg:x="14.675cm" svg:y="3.413cm">
          <draw:text-box>
            <text:p><text:span text:style-name="T2">6</text:span></text:p>
          </draw:text-box>
        </draw:frame>
        <draw:frame draw:style-name="gr5" draw:text-style-name="P3" draw:layer="layout" svg:width="0.764cm" svg:height="0.771cm" svg:x="10.675cm" svg:y="6.014cm">
          <draw:text-box>
            <text:p><text:span text:style-name="T2">7</text:span></text:p>
          </draw:text-box>
        </draw:frame>
        <draw:frame draw:style-name="gr5" draw:text-style-name="P3" draw:layer="layout" svg:width="0.764cm" svg:height="0.771cm" svg:x="14.676cm" svg:y="6.014cm">
          <draw:text-box>
            <text:p><text:span text:style-name="T2">8</text:span></text:p>
          </draw:text-box>
        </draw:frame>
        <draw:frame draw:style-name="gr5" draw:text-style-name="P3" draw:layer="layout" svg:width="0.764cm" svg:height="0.771cm" svg:x="12.576cm" svg:y="8.188cm">
          <draw:text-box>
            <text:p><text:span text:style-name="T2">9</text:span></text:p>
          </draw:text-box>
        </draw:frame>
        <draw:custom-shape draw:style-name="gr4" draw:text-style-name="P2" draw:layer="layout" svg:width="1.016cm" svg:height="1.016cm" svg:x="9.972cm" svg:y="14.033cm">
          <text:p text:style-name="P1"><text:span text:style-name="T1">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9.209cm" svg:y="12.114cm" svg:viewBox="0 0 965 2049" svg:d="M2 0c-49 1062 963 2049 963 2049">
          <text:p/>
        </draw:path>
        <draw:path draw:style-name="gr2" draw:text-style-name="P1" draw:layer="layout" svg:width="0.939cm" svg:height="2.073cm" svg:x="10.841cm" svg:y="12.015cm" svg:viewBox="0 0 940 2074" svg:d="M938 0c50 1210-938 2074-938 2074">
          <text:p/>
        </draw:path>
        <draw:custom-shape draw:style-name="gr4" draw:text-style-name="P2" draw:layer="layout" svg:width="1.016cm" svg:height="1.016cm" svg:x="11.242cm" svg:y="11.353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2cm" svg:y="11.353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75cm" svg:height="0.771cm" svg:x="8.174cm" svg:y="10.923cm">
          <draw:text-box>
            <text:p><text:span text:style-name="T2">10</text:span></text:p>
          </draw:text-box>
        </draw:frame>
        <draw:frame draw:style-name="gr8" draw:text-style-name="P3" draw:layer="layout" svg:width="0.975cm" svg:height="0.771cm" svg:x="12.075cm" svg:y="10.923cm">
          <draw:text-box>
            <text:p><text:span text:style-name="T2">11</text:span></text:p>
          </draw:text-box>
        </draw:frame>
        <draw:frame draw:style-name="gr8" draw:text-style-name="P3" draw:layer="layout" svg:width="0.975cm" svg:height="0.771cm" svg:x="10.076cm" svg:y="13.298cm">
          <draw:text-box>
            <text:p><text:span text:style-name="T2">12</text:span></text:p>
          </draw:text-box>
        </draw:frame>
        <draw:frame draw:style-name="gr7" draw:text-style-name="P3" draw:layer="layout" svg:width="2.927cm" svg:height="0.771cm" svg:x="9.062cm" svg:y="15.031cm">
          <draw:text-box>
            <text:p><text:span text:style-name="T2">Threshold = 2</text:span></text:p>
          </draw:text-box>
        </draw:frame>
        <draw:path draw:style-name="gr2" draw:text-style-name="P1" draw:layer="layout" svg:width="1.184cm" svg:height="1.826cm" svg:x="7.975cm" svg:y="9.506cm" svg:viewBox="0 0 1185 1827" svg:d="M0 0c1111 815 1185 1827 1185 1827">
          <text:p/>
        </draw:path>
        <draw:path draw:style-name="gr2" draw:text-style-name="P1" draw:layer="layout" svg:width="1.152cm" svg:height="1.851cm" svg:x="11.81cm" svg:y="9.432cm" svg:viewBox="0 0 1153 1852" svg:d="M1153 0c-1383 1235-1136 1852-1136 1852">
          <text:p/>
        </draw:path>
        <draw:custom-shape draw:style-name="gr4" draw:text-style-name="P2" draw:layer="layout" svg:width="1.524cm" svg:height="1.016cm" svg:x="7.071cm" svg:y="8.932cm">
          <text:p text:style-name="P1"><text:span text:style-name="T1">Xor/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032cm" svg:height="1.016cm" svg:x="12.072cm" svg:y="8.923cm">
          <text:p text:style-name="P1"><text:span text:style-name="T1">X2-Xor/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4" draw:layer="layout" svg:width="11.644cm" svg:height="2.068cm" svg:x="1.296cm" svg:y="1.75cm">
          <draw:text-box>
            <text:p><text:span text:style-name="T3">Two XOR's going into an AND again (with neurons that leak)</text:span></text:p>
            <text:p><text:span text:style-name="T4"/></text:p>
            <text:p><text:span text:style-name="T4"/></text:p>
          </draw:text-box>
        </draw:frame>
      </draw:page>
      <draw:page draw:name="page7" draw:style-name="dp1" draw:master-page-name="Default">
        <draw:rect draw:style-name="gr1" draw:text-style-name="P1" draw:layer="layout" svg:width="19.59cm" svg:height="8.519cm" svg:x="1cm" svg:y="3.432cm">
          <text:p/>
        </draw:rect>
        <draw:path draw:style-name="gr2" draw:text-style-name="P1" draw:layer="layout" svg:width="0.45cm" svg:height="1.975cm" svg:x="9.054cm" svg:y="4.445cm" svg:viewBox="0 0 451 1976" svg:d="M0 0c864 1013 222 1976 222 1976">
          <text:p/>
        </draw:path>
        <draw:path draw:style-name="gr2" draw:text-style-name="P1" draw:layer="layout" svg:width="0.32cm" svg:height="1.924cm" svg:x="6.165cm" svg:y="4.421cm" svg:viewBox="0 0 321 1925" svg:d="M321 0c-642 1160-124 1925-124 1925">
          <text:p/>
        </draw:path>
        <draw:path draw:style-name="gr3" draw:text-style-name="P1" draw:layer="layout" svg:width="2.32cm" svg:height="1.925cm" svg:x="6.659cm" svg:y="4.445cm" svg:viewBox="0 0 2321 1926" svg:d="M2321 0c-2346 1062-2321 1926-2321 1926">
          <text:p/>
        </draw:path>
        <draw:path draw:style-name="gr3" draw:text-style-name="P1" draw:layer="layout" svg:width="2.468cm" svg:height="2.098cm" svg:x="6.56cm" svg:y="4.322cm" svg:viewBox="0 0 2469 2099" svg:d="M0 0c2296 1061 2469 2099 2469 2099">
          <text:p/>
        </draw:path>
        <draw:path draw:style-name="gr2" draw:text-style-name="P1" draw:layer="layout" svg:width="0.964cm" svg:height="2.048cm" svg:x="6.508cm" svg:y="7.013cm" svg:viewBox="0 0 965 2049" svg:d="M2 0c-49 1062 963 2049 963 2049">
          <text:p/>
        </draw:path>
        <draw:path draw:style-name="gr2" draw:text-style-name="P1" draw:layer="layout" svg:width="0.939cm" svg:height="2.073cm" svg:x="8.14cm" svg:y="6.914cm" svg:viewBox="0 0 940 2074" svg:d="M938 0c50 1210-938 2074-938 2074">
          <text:p/>
        </draw:path>
        <draw:custom-shape draw:style-name="gr4" draw:text-style-name="P2" draw:layer="layout" svg:width="1.016cm" svg:height="1.016cm" svg:x="8.541cm" svg:y="3.8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6.392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3.8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541cm" svg:y="6.392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5.473cm" svg:y="3.4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9.374cm" svg:y="3.4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5.474cm" svg:y="6.023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9.375cm" svg:y="6.023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7.375cm" svg:y="8.197cm">
          <draw:text-box>
            <text:p><text:span text:style-name="T2">4</text:span></text:p>
          </draw:text-box>
        </draw:frame>
        <draw:path draw:style-name="gr2" draw:text-style-name="P1" draw:layer="layout" svg:width="0.45cm" svg:height="1.975cm" svg:x="14.255cm" svg:y="4.436cm" svg:viewBox="0 0 451 1976" svg:d="M0 0c864 1013 222 1976 222 1976">
          <text:p/>
        </draw:path>
        <draw:path draw:style-name="gr2" draw:text-style-name="P1" draw:layer="layout" svg:width="0.32cm" svg:height="1.924cm" svg:x="11.366cm" svg:y="4.412cm" svg:viewBox="0 0 321 1925" svg:d="M321 0c-642 1160-124 1925-124 1925">
          <text:p/>
        </draw:path>
        <draw:path draw:style-name="gr3" draw:text-style-name="P1" draw:layer="layout" svg:width="2.32cm" svg:height="1.925cm" svg:x="11.86cm" svg:y="4.436cm" svg:viewBox="0 0 2321 1926" svg:d="M2321 0c-2346 1062-2321 1926-2321 1926">
          <text:p/>
        </draw:path>
        <draw:path draw:style-name="gr3" draw:text-style-name="P1" draw:layer="layout" svg:width="2.468cm" svg:height="2.098cm" svg:x="11.761cm" svg:y="4.313cm" svg:viewBox="0 0 2469 2099" svg:d="M0 0c2296 1061 2469 2099 2469 2099">
          <text:p/>
        </draw:path>
        <draw:path draw:style-name="gr2" draw:text-style-name="P1" draw:layer="layout" svg:width="0.964cm" svg:height="1.983cm" svg:x="11.709cm" svg:y="7.004cm" svg:viewBox="0 0 965 1984" svg:d="M2 0c-49 1028 963 1984 963 1984">
          <text:p/>
        </draw:path>
        <draw:path draw:style-name="gr2" draw:text-style-name="P1" draw:layer="layout" svg:width="0.939cm" svg:height="2.073cm" svg:x="13.341cm" svg:y="6.905cm" svg:viewBox="0 0 940 2074" svg:d="M938 0c50 1210-938 2074-938 2074">
          <text:p/>
        </draw:path>
        <draw:custom-shape draw:style-name="gr4" draw:text-style-name="P2" draw:layer="layout" svg:width="1.524cm" svg:height="1.016cm" svg:x="13.542cm" svg:y="3.843cm">
          <text:p text:style-name="P1"><text:span text:style-name="T1">X2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6.383cm">
          <text:p text:style-name="P1"><text:span text:style-name="T1">X2-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3.843cm">
          <text:p text:style-name="P1"><text:span text:style-name="T1">X2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3.542cm" svg:y="6.383cm">
          <text:p text:style-name="P1"><text:span text:style-name="T1">x2-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10.674cm" svg:y="3.413cm">
          <draw:text-box>
            <text:p><text:span text:style-name="T2">5</text:span></text:p>
          </draw:text-box>
        </draw:frame>
        <draw:frame draw:style-name="gr5" draw:text-style-name="P3" draw:layer="layout" svg:width="0.764cm" svg:height="0.771cm" svg:x="14.675cm" svg:y="3.413cm">
          <draw:text-box>
            <text:p><text:span text:style-name="T2">6</text:span></text:p>
          </draw:text-box>
        </draw:frame>
        <draw:frame draw:style-name="gr5" draw:text-style-name="P3" draw:layer="layout" svg:width="0.764cm" svg:height="0.771cm" svg:x="10.675cm" svg:y="6.014cm">
          <draw:text-box>
            <text:p><text:span text:style-name="T2">7</text:span></text:p>
          </draw:text-box>
        </draw:frame>
        <draw:frame draw:style-name="gr5" draw:text-style-name="P3" draw:layer="layout" svg:width="0.764cm" svg:height="0.771cm" svg:x="14.676cm" svg:y="6.014cm">
          <draw:text-box>
            <text:p><text:span text:style-name="T2">8</text:span></text:p>
          </draw:text-box>
        </draw:frame>
        <draw:frame draw:style-name="gr5" draw:text-style-name="P3" draw:layer="layout" svg:width="0.764cm" svg:height="0.771cm" svg:x="12.576cm" svg:y="8.188cm">
          <draw:text-box>
            <text:p><text:span text:style-name="T2">9</text:span></text:p>
          </draw:text-box>
        </draw:frame>
        <draw:custom-shape draw:style-name="gr4" draw:text-style-name="P2" draw:layer="layout" svg:width="1.016cm" svg:height="1.016cm" svg:x="7.372cm" svg:y="14.033cm">
          <text:p text:style-name="P1"><text:span text:style-name="T1">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6.609cm" svg:y="12.114cm" svg:viewBox="0 0 965 2049" svg:d="M2 0c-49 1062 963 2049 963 2049">
          <text:p/>
        </draw:path>
        <draw:path draw:style-name="gr2" draw:text-style-name="P1" draw:layer="layout" svg:width="0.939cm" svg:height="2.073cm" svg:x="8.241cm" svg:y="12.015cm" svg:viewBox="0 0 940 2074" svg:d="M938 0c50 1210-938 2074-938 2074">
          <text:p/>
        </draw:path>
        <draw:custom-shape draw:style-name="gr4" draw:text-style-name="P2" draw:layer="layout" svg:width="1.016cm" svg:height="1.016cm" svg:x="8.642cm" svg:y="11.353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102cm" svg:y="11.353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75cm" svg:height="0.771cm" svg:x="5.574cm" svg:y="10.923cm">
          <draw:text-box>
            <text:p><text:span text:style-name="T2">10</text:span></text:p>
          </draw:text-box>
        </draw:frame>
        <draw:frame draw:style-name="gr8" draw:text-style-name="P3" draw:layer="layout" svg:width="0.975cm" svg:height="0.771cm" svg:x="9.475cm" svg:y="10.923cm">
          <draw:text-box>
            <text:p><text:span text:style-name="T2">11</text:span></text:p>
          </draw:text-box>
        </draw:frame>
        <draw:frame draw:style-name="gr8" draw:text-style-name="P3" draw:layer="layout" svg:width="0.975cm" svg:height="0.771cm" svg:x="7.476cm" svg:y="13.298cm">
          <draw:text-box>
            <text:p><text:span text:style-name="T2">12</text:span></text:p>
          </draw:text-box>
        </draw:frame>
        <draw:frame draw:style-name="gr7" draw:text-style-name="P3" draw:layer="layout" svg:width="2.927cm" svg:height="0.771cm" svg:x="6.462cm" svg:y="15.031cm">
          <draw:text-box>
            <text:p><text:span text:style-name="T2">Threshold = 2</text:span></text:p>
          </draw:text-box>
        </draw:frame>
        <draw:custom-shape draw:style-name="gr4" draw:text-style-name="P2" draw:layer="layout" svg:width="1.016cm" svg:height="1.016cm" svg:x="12.743cm" svg:y="13.976cm">
          <text:p text:style-name="P1"><text:span text:style-name="T1">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11.98cm" svg:y="12.057cm" svg:viewBox="0 0 965 2049" svg:d="M2 0c-49 1062 963 2049 963 2049">
          <text:p/>
        </draw:path>
        <draw:path draw:style-name="gr2" draw:text-style-name="P1" draw:layer="layout" svg:width="0.939cm" svg:height="2.073cm" svg:x="13.612cm" svg:y="11.958cm" svg:viewBox="0 0 940 2074" svg:d="M938 0c50 1210-938 2074-938 2074">
          <text:p/>
        </draw:path>
        <draw:custom-shape draw:style-name="gr4" draw:text-style-name="P2" draw:layer="layout" svg:width="1.016cm" svg:height="1.016cm" svg:x="14.013cm" svg:y="11.296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1.473cm" svg:y="11.296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75cm" svg:height="0.771cm" svg:x="10.945cm" svg:y="10.866cm">
          <draw:text-box>
            <text:p><text:span text:style-name="T2">13</text:span></text:p>
          </draw:text-box>
        </draw:frame>
        <draw:frame draw:style-name="gr8" draw:text-style-name="P3" draw:layer="layout" svg:width="0.975cm" svg:height="0.771cm" svg:x="14.846cm" svg:y="10.866cm">
          <draw:text-box>
            <text:p><text:span text:style-name="T2">14</text:span></text:p>
          </draw:text-box>
        </draw:frame>
        <draw:frame draw:style-name="gr8" draw:text-style-name="P3" draw:layer="layout" svg:width="0.975cm" svg:height="0.771cm" svg:x="12.847cm" svg:y="13.241cm">
          <draw:text-box>
            <text:p><text:span text:style-name="T2">15</text:span></text:p>
          </draw:text-box>
        </draw:frame>
        <draw:path draw:style-name="gr2" draw:text-style-name="P1" draw:layer="layout" svg:width="1.062cm" svg:height="1.728cm" svg:x="6.616cm" svg:y="9.58cm" svg:viewBox="0 0 1063 1729" svg:d="M1063 0c-1136 741-1062 1729-1062 1729">
          <text:p/>
        </draw:path>
        <draw:path draw:style-name="gr2" draw:text-style-name="P1" draw:layer="layout" svg:width="3.826cm" svg:height="1.851cm" svg:x="8.148cm" svg:y="9.506cm" svg:viewBox="0 0 3827 1852" svg:d="M0 0c3556 223 3827 1852 3827 1852">
          <text:p/>
        </draw:path>
        <draw:path draw:style-name="gr2" draw:text-style-name="P1" draw:layer="layout" svg:width="3.727cm" svg:height="1.851cm" svg:x="9.235cm" svg:y="9.457cm" svg:viewBox="0 0 3728 1852" svg:d="M3728 0c-3556 667-3728 1852-3728 1852v-25">
          <text:p/>
        </draw:path>
        <draw:path draw:style-name="gr2" draw:text-style-name="P1" draw:layer="layout" svg:width="1.186cm" svg:height="1.826cm" svg:x="13.358cm" svg:y="9.457cm" svg:viewBox="0 0 1187 1827" svg:d="M0 0c1284 963 1185 1827 1185 1827">
          <text:p/>
        </draw:path>
        <draw:custom-shape draw:style-name="gr4" draw:text-style-name="P2" draw:layer="layout" svg:width="1.524cm" svg:height="1.016cm" svg:x="7.071cm" svg:y="8.932cm">
          <text:p text:style-name="P1"><text:span text:style-name="T1">Xor/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032cm" svg:height="1.016cm" svg:x="12.072cm" svg:y="8.923cm">
          <text:p text:style-name="P1"><text:span text:style-name="T1">X2-Xor/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4" draw:layer="layout" svg:width="12.736cm" svg:height="2.068cm" svg:x="1.296cm" svg:y="1.75cm">
          <draw:text-box>
            <text:p><text:span text:style-name="T3">Two XOR's going into an AND and an OR <text:s/>(with neurons that leak)</text:span></text:p>
            <text:p><text:span text:style-name="T4"/></text:p>
            <text:p><text:span text:style-name="T4"/></text:p>
          </draw:text-box>
        </draw:frame>
      </draw:page>
      <draw:page draw:name="page8" draw:style-name="dp1" draw:master-page-name="Default">
        <draw:custom-shape draw:style-name="gr12" draw:text-style-name="P1" draw:layer="layout" svg:width="5.181cm" svg:height="2.662cm" svg:x="13.195cm" svg:y="8.018cm">
          <text:p/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8.973cm" svg:height="2.068cm" svg:x="1.66cm" svg:y="2.507cm">
          <draw:text-box>
            <text:p><text:span text:style-name="T3">The addition network from Aimone et al, 2021.</text:span></text:p>
            <text:p><text:span text:style-name="T4"/></text:p>
            <text:p><text:span text:style-name="T4"/></text:p>
          </draw:text-box>
        </draw:frame>
        <draw:custom-shape draw:style-name="gr4" draw:text-style-name="P2" draw:layer="layout" svg:width="1.016cm" svg:height="1.016cm" svg:x="10.96cm" svg:y="9.89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3.393cm" svg:height="2.18cm" svg:x="7.77cm" svg:y="7.879cm" svg:viewBox="0 0 3394 2181" svg:d="M0 0c2212 363 3394 2181 3394 2181">
          <text:p/>
        </draw:path>
        <draw:path draw:style-name="gr14" draw:text-style-name="P1" draw:layer="layout" svg:width="3.514cm" svg:height="2.151cm" svg:x="7.649cm" svg:y="10.848cm" svg:viewBox="0 0 3515 2152" svg:d="M0 2152c2303-636 3515-2152 3515-2152">
          <text:p/>
        </draw:path>
        <draw:path draw:style-name="gr14" draw:text-style-name="P1" draw:layer="layout" svg:width="0cm" svg:height="1.999cm" svg:x="7.618cm" svg:y="8.364cm" svg:viewBox="0 0 0 2000" svg:d="M0 2000c0-1940 0-2000 0-2000">
          <text:p/>
        </draw:path>
        <draw:line draw:style-name="gr14" draw:text-style-name="P1" draw:layer="layout" svg:x1="7.649cm" svg:y1="10.333cm" svg:x2="7.679cm" svg:y2="12.394cm">
          <text:p/>
        </draw:line>
        <draw:path draw:style-name="gr14" draw:text-style-name="P1" draw:layer="layout" svg:width="0.839cm" svg:height="1.002cm" svg:x="7.77cm" svg:y="10.242cm" svg:viewBox="0 0 840 1003" svg:d="M303 0c1364 1697-303 728-303 728">
          <text:p/>
        </draw:path>
        <draw:path draw:style-name="gr3" draw:text-style-name="P1" draw:layer="layout" svg:width="3.393cm" svg:height="0.357cm" svg:x="7.618cm" svg:y="9.945cm" svg:viewBox="0 0 3394 358" svg:d="M0 358c1667-788 3394-30 3394-30">
          <text:p/>
        </draw:path>
        <draw:custom-shape draw:style-name="gr15" draw:text-style-name="P2" draw:layer="layout" svg:width="1.016cm" svg:height="1.016cm" svg:x="7.15cm" svg:y="7.35cm">
          <text:p text:style-name="P1"><text:span text:style-name="T1">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016cm" svg:height="1.016cm" svg:x="7.15cm" svg:y="9.89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7.15cm" svg:y="12.43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0.508cm" svg:height="0.508cm" svg:x="13.726cm" svg:y="8.3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layer="layout" svg:width="3.985cm" svg:height="0.771cm" svg:x="14.156cm" svg:y="8.221cm">
          <draw:text-box>
            <text:p text:style-name="P1"><text:span text:style-name="T1">Threshold = 2.</text:span></text:p>
          </draw:text-box>
        </draw:frame>
        <draw:custom-shape draw:style-name="gr19" draw:text-style-name="P2" draw:layer="layout" svg:width="0.508cm" svg:height="0.508cm" svg:x="13.725cm" svg:y="9.0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" draw:layer="layout" svg:width="3.985cm" svg:height="0.771cm" svg:x="14.167cm" svg:y="8.944cm">
          <draw:text-box>
            <text:p text:style-name="P1"><text:span text:style-name="T1">Threshold = 3.</text:span></text:p>
          </draw:text-box>
        </draw:frame>
        <draw:path draw:style-name="gr14" draw:text-style-name="P1" draw:layer="layout" svg:width="3.314cm" svg:height="0.274cm" svg:x="3.863cm" svg:y="7.588cm" svg:viewBox="0 0 3315 275" svg:d="M0 275c1644-548 3315-109 3315-109">
          <text:p/>
        </draw:path>
        <draw:path draw:style-name="gr14" draw:text-style-name="P1" draw:layer="layout" svg:width="3.204cm" svg:height="2.382cm" svg:x="3.945cm" svg:y="8.028cm" svg:viewBox="0 0 3205 2383" svg:d="M0 2383c1589-1835 3205-2383 3205-2383">
          <text:p/>
        </draw:path>
        <draw:path draw:style-name="gr14" draw:text-style-name="P1" draw:layer="layout" svg:width="3.232cm" svg:height="4.82cm" svg:x="3.945cm" svg:y="7.891cm" svg:viewBox="0 0 3233 4821" svg:d="M0 0c1288 3972 3233 4821 3233 4821">
          <text:p/>
        </draw:path>
        <draw:path draw:style-name="gr14" draw:text-style-name="P1" draw:layer="layout" svg:width="3.204cm" svg:height="2.355cm" svg:x="3.918cm" svg:y="10.576cm" svg:viewBox="0 0 3205 2356" svg:d="M0 0c1506 2438 3205 2356 3205 2356">
          <text:p/>
        </draw:path>
        <draw:path draw:style-name="gr14" draw:text-style-name="P1" draw:layer="layout" svg:width="3.04cm" svg:height="0.4cm" svg:x="4.082cm" svg:y="10.384cm" svg:viewBox="0 0 3041 401" svg:d="M0 0c1973 794 3041 164 3041 164">
          <text:p/>
        </draw:path>
        <draw:path draw:style-name="gr14" draw:text-style-name="P1" draw:layer="layout" svg:width="3.231cm" svg:height="2.191cm" svg:x="4.055cm" svg:y="7.945cm" svg:viewBox="0 0 3232 2192" svg:d="M0 0c2410 1096 3232 2192 3232 2192">
          <text:p/>
        </draw:path>
        <draw:custom-shape draw:style-name="gr4" draw:text-style-name="P2" draw:layer="layout" svg:width="1.016cm" svg:height="1.016cm" svg:x="3.337cm" svg:y="7.35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337cm" svg:y="9.89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0" draw:text-style-name="P1" draw:layer="layout" svg:width="7.533cm" svg:height="2.657cm" svg:x="3.945cm" svg:y="10.959cm" svg:viewBox="0 0 7534 2658" svg:d="M0 2027c5397 2192 7534-2027 7534-2027">
          <text:p/>
        </draw:path>
        <draw:frame draw:style-name="gr21" draw:text-style-name="P1" draw:layer="layout" svg:width="2.792cm" svg:height="0.771cm" svg:x="15.453cm" svg:y="9.66cm">
          <draw:text-box>
            <text:p text:style-name="P1"><text:span text:style-name="T1">Delay = </text:span><text:span text:style-name="T5">w+2</text:span></text:p>
          </draw:text-box>
        </draw:frame>
        <draw:line draw:style-name="gr22" draw:text-style-name="P1" draw:layer="layout" svg:x1="13.898cm" svg:y1="10.12cm" svg:x2="15.549cm" svg:y2="10.095cm">
          <text:p/>
        </draw:line>
        <draw:custom-shape draw:style-name="gr4" draw:text-style-name="P2" draw:layer="layout" svg:width="1.016cm" svg:height="1.016cm" svg:x="3.337cm" svg:y="12.43cm">
          <text:p text:style-name="P2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5" draw:layer="layout" svg:width="4.497cm" svg:height="1.711cm" svg:x="13.589cm" svg:y="11.096cm">
          <draw:text-box>
            <text:p text:style-name="P1"><text:span text:style-name="T6">All neurons leak their</text:span></text:p>
            <text:p text:style-name="P1"><text:span text:style-name="T6">potentials to zero at the</text:span></text:p>
            <text:p text:style-name="P1"><text:span text:style-name="T6">end of each timestep.</text:span></text:p>
          </draw:text-box>
        </draw:frame>
      </draw:page>
      <draw:page draw:name="page9" draw:style-name="dp1" draw:master-page-name="Default">
        <draw:frame draw:style-name="gr6" draw:text-style-name="P4" draw:layer="layout" svg:width="8.274cm" svg:height="2.068cm" svg:x="1.66cm" svg:y="2.507cm">
          <draw:text-box>
            <text:p><text:span text:style-name="T3">Streaming Inversion</text:span></text:p>
            <text:p><text:span text:style-name="T4"/></text:p>
            <text:p><text:span text:style-name="T4"/></text:p>
          </draw:text-box>
        </draw:frame>
        <draw:custom-shape draw:style-name="gr4" draw:text-style-name="P2" draw:layer="layout" svg:width="1.016cm" svg:height="1.016cm" svg:x="7.608cm" svg:y="4.507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0.817cm" svg:height="1.201cm" svg:x="7.813cm" svg:y="7.696cm" svg:viewBox="0 0 818 1202" svg:d="M818 0c-576 2515-818 303-818 303">
          <text:p/>
        </draw:path>
        <draw:line draw:style-name="gr14" draw:text-style-name="P1" draw:layer="layout" svg:x1="4.358cm" svg:y1="7.544cm" svg:x2="7.601cm" svg:y2="7.544cm">
          <text:p/>
        </draw:line>
        <draw:line draw:style-name="gr14" draw:text-style-name="P1" draw:layer="layout" svg:x1="4.298cm" svg:y1="7.544cm" svg:x2="7.752cm" svg:y2="5.393cm">
          <text:p/>
        </draw:line>
        <draw:line draw:style-name="gr14" draw:text-style-name="P1" draw:layer="layout" svg:x1="8.116cm" svg:y1="7.544cm" svg:x2="8.146cm" svg:y2="5.544cm">
          <text:p/>
        </draw:line>
        <draw:path draw:style-name="gr3" draw:text-style-name="P1" draw:layer="layout" svg:width="3.302cm" svg:height="0.029cm" svg:x="4.328cm" svg:y="4.999cm" svg:viewBox="0 0 3303 30" svg:d="M0 30c3303-30 3303-30 3303-30">
          <text:p/>
        </draw:path>
        <draw:custom-shape draw:style-name="gr4" draw:text-style-name="P2" draw:layer="layout" svg:width="1.016cm" svg:height="1.016cm" svg:x="7.608cm" svg:y="7.047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804cm" svg:y="4.498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804cm" svg:y="7.038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0.463cm" svg:y="13.005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0.817cm" svg:height="1.201cm" svg:x="10.668cm" svg:y="16.194cm" svg:viewBox="0 0 818 1202" svg:d="M818 0c-576 2515-818 303-818 303">
          <text:p/>
        </draw:path>
        <draw:line draw:style-name="gr14" draw:text-style-name="P1" draw:layer="layout" svg:x1="7.213cm" svg:y1="16.042cm" svg:x2="10.456cm" svg:y2="16.042cm">
          <text:p/>
        </draw:line>
        <draw:line draw:style-name="gr14" draw:text-style-name="P1" draw:layer="layout" svg:x1="7.153cm" svg:y1="16.042cm" svg:x2="10.607cm" svg:y2="13.891cm">
          <text:p/>
        </draw:line>
        <draw:line draw:style-name="gr14" draw:text-style-name="P1" draw:layer="layout" svg:x1="10.971cm" svg:y1="16.042cm" svg:x2="11.001cm" svg:y2="14.042cm">
          <text:p/>
        </draw:line>
        <draw:path draw:style-name="gr3" draw:text-style-name="P1" draw:layer="layout" svg:width="3.302cm" svg:height="0.029cm" svg:x="7.183cm" svg:y="13.497cm" svg:viewBox="0 0 3303 30" svg:d="M0 30c3303-30 3303-30 3303-30">
          <text:p/>
        </draw:path>
        <draw:custom-shape draw:style-name="gr4" draw:text-style-name="P2" draw:layer="layout" svg:width="1.016cm" svg:height="1.016cm" svg:x="10.463cm" svg:y="15.545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659cm" svg:y="12.996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4" draw:layer="layout" svg:width="9.896cm" svg:height="0.721cm" svg:x="1.722cm" svg:y="11.215cm">
          <draw:text-box>
            <text:p><text:span text:style-name="T3">Streaming Inversion while limiting the # bits (w &gt; 2)</text:span></text:p>
          </draw:text-box>
        </draw:frame>
        <draw:line draw:style-name="gr22" draw:text-style-name="P1" draw:layer="layout" svg:x1="7.201cm" svg:y1="16.042cm" svg:x2="8.731cm" svg:y2="17.354cm">
          <text:p/>
        </draw:line>
        <draw:custom-shape draw:style-name="gr4" draw:text-style-name="P2" draw:layer="layout" svg:width="1.016cm" svg:height="1.016cm" svg:x="6.659cm" svg:y="15.536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1.476cm" svg:height="1.568cm" svg:x="9.1cm" svg:y="16.369cm" svg:viewBox="0 0 1477 1569" svg:d="M0 1569c1477-1569 1477-1569 1477-1569">
          <text:p/>
        </draw:path>
        <draw:custom-shape draw:style-name="gr4" draw:text-style-name="P2" draw:layer="layout" svg:width="1.016cm" svg:height="1.016cm" svg:x="8.594cm" svg:y="17.314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" draw:layer="layout" svg:x1="11.712cm" svg:y1="14.521cm" svg:x2="13.746cm" svg:y2="14.523cm">
          <text:p/>
        </draw:line>
        <draw:frame draw:style-name="gr25" draw:layer="layout" svg:width="2.457cm" svg:height="0.771cm" svg:x="11.509cm" svg:y="14.615cm">
          <draw:text-box>
            <text:p text:style-name="P1"><text:span text:style-name="T1">Delay=w-1</text:span></text:p>
          </draw:text-box>
        </draw:frame>
      </draw:page>
      <draw:page draw:name="page10" draw:style-name="dp1" draw:master-page-name="Default">
        <draw:frame draw:style-name="gr26" draw:text-style-name="P4" draw:layer="layout" svg:width="8.647cm" svg:height="0.721cm" svg:x="2.091cm" svg:y="1.146cm">
          <draw:text-box>
            <text:p><text:span text:style-name="T3">Two's Complement Inverter</text:span></text:p>
          </draw:text-box>
        </draw:frame>
        <draw:custom-shape draw:style-name="gr4" draw:text-style-name="P2" draw:layer="layout" svg:width="1.016cm" svg:height="1.016cm" svg:x="13.7cm" svg:y="22.41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2" draw:text-style-name="P1" draw:layer="layout" svg:width="1.907cm" svg:height="1.078cm" svg:x="4.154cm" svg:y="24.407cm" svg:viewBox="0 0 1908 1079" svg:d="M0 0c831 1169 1908 1077 1908 1077">
          <text:p/>
        </draw:path>
        <draw:line draw:style-name="gr3" draw:text-style-name="P1" draw:layer="layout" svg:x1="6.739cm" svg:y1="25.484cm" svg:x2="8.554cm" svg:y2="25.484cm">
          <text:p/>
        </draw:line>
        <draw:path draw:style-name="gr14" draw:text-style-name="P1" draw:layer="layout" svg:width="0.645cm" svg:height="0.898cm" svg:x="8.8cm" svg:y="25.607cm" svg:viewBox="0 0 646 899" svg:d="M0 0c493 1846 646 277 646 277">
          <text:p/>
        </draw:path>
        <draw:path draw:style-name="gr14" draw:text-style-name="P1" draw:layer="layout" svg:width="2.184cm" svg:height="0.739cm" svg:x="9.323cm" svg:y="24.776cm" svg:viewBox="0 0 2185 740" svg:d="M0 739c1939 31 2185-739 2185-739">
          <text:p/>
        </draw:path>
        <draw:path draw:style-name="gr27" draw:text-style-name="P1" draw:layer="layout" svg:width="7.107cm" svg:height="0.48cm" svg:x="4.062cm" svg:y="21.126cm" svg:viewBox="0 0 7108 481" svg:d="M0 481c3415-984 7108-154 7108-154">
          <text:p/>
        </draw:path>
        <draw:path draw:style-name="gr27" draw:text-style-name="P1" draw:layer="layout" svg:width="7.229cm" svg:height="2.214cm" svg:x="4.093cm" svg:y="21.669cm" svg:viewBox="0 0 7230 2215" svg:d="M0 0c4615 184 7230 2215 7230 2215">
          <text:p/>
        </draw:path>
        <draw:path draw:style-name="gr28" draw:text-style-name="P1" draw:layer="layout" svg:width="7.076cm" svg:height="0.378cm" svg:x="4.093cm" svg:y="23.844cm" svg:viewBox="0 0 7077 379" svg:d="M0 348c3477-800 7077 31 7077 31">
          <text:p/>
        </draw:path>
        <draw:path draw:style-name="gr28" draw:text-style-name="P1" draw:layer="layout" svg:width="7.138cm" svg:height="2.307cm" svg:x="4.031cm" svg:y="21.853cm" svg:viewBox="0 0 7139 2308" svg:d="M0 2308c4431-2215 7139-2308 7139-2308">
          <text:p/>
        </draw:path>
        <draw:path draw:style-name="gr14" draw:text-style-name="P1" draw:layer="layout" svg:width="2.276cm" svg:height="3.229cm" svg:x="9.046cm" svg:y="22.1cm" svg:viewBox="0 0 2277 3230" svg:d="M0 3230c954-2430 2277-3230 2277-3230">
          <text:p/>
        </draw:path>
        <draw:path draw:style-name="gr14" draw:text-style-name="P1" draw:layer="layout" svg:width="0.708cm" svg:height="0.947cm" svg:x="11.354cm" svg:y="20.567cm" svg:viewBox="0 0 709 948" svg:d="M0 948c769-2000 708-215 708-215">
          <text:p/>
        </draw:path>
        <draw:path draw:style-name="gr14" draw:text-style-name="P1" draw:layer="layout" svg:width="0.215cm" svg:height="1.876cm" svg:x="11.723cm" svg:y="21.853cm" svg:viewBox="0 0 216 1877" svg:d="M0 0c400 923 123 1877 123 1877">
          <text:p/>
        </draw:path>
        <draw:path draw:style-name="gr3" draw:text-style-name="P1" draw:layer="layout" svg:width="2.03cm" svg:height="0.892cm" svg:x="11.908cm" svg:y="21.607cm" svg:viewBox="0 0 2031 893" svg:d="M0 0c1385 62 2031 893 2031 893">
          <text:p/>
        </draw:path>
        <draw:path draw:style-name="gr14" draw:text-style-name="P1" draw:layer="layout" svg:width="2.092cm" svg:height="0.861cm" svg:x="11.723cm" svg:y="23.33cm" svg:viewBox="0 0 2093 862" svg:d="M0 862c1447-277 2093-862 2093-862">
          <text:p/>
        </draw:path>
        <draw:custom-shape draw:style-name="gr4" draw:text-style-name="P2" draw:layer="layout" svg:width="1.016cm" svg:height="1.016cm" svg:x="3.54cm" svg:y="21.14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8cm" svg:y="24.95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016cm" svg:height="1.016cm" svg:x="11.16cm" svg:y="21.14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62cm" svg:y="24.95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1.16cm" svg:y="23.68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4.583cm" svg:height="0.892cm" svg:x="4.216cm" svg:y="24.222cm" svg:viewBox="0 0 4584 893" svg:d="M0 1c3415-31 4584 892 4584 892">
          <text:p/>
        </draw:path>
        <draw:custom-shape draw:style-name="gr4" draw:text-style-name="P2" draw:layer="layout" svg:width="1.016cm" svg:height="1.016cm" svg:x="3.54cm" svg:y="23.68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0.817cm" svg:height="1.201cm" svg:x="7.61cm" svg:y="7.417cm" svg:viewBox="0 0 818 1202" svg:d="M818 0c-576 2515-818 303-818 303">
          <text:p/>
        </draw:path>
        <draw:line draw:style-name="gr14" draw:text-style-name="P1" draw:layer="layout" svg:x1="4.155cm" svg:y1="7.265cm" svg:x2="7.398cm" svg:y2="7.265cm">
          <text:p/>
        </draw:line>
        <draw:line draw:style-name="gr14" draw:text-style-name="P1" draw:layer="layout" svg:x1="4.095cm" svg:y1="7.265cm" svg:x2="7.549cm" svg:y2="5.114cm">
          <text:p/>
        </draw:line>
        <draw:line draw:style-name="gr14" draw:text-style-name="P1" draw:layer="layout" svg:x1="7.913cm" svg:y1="7.265cm" svg:x2="7.943cm" svg:y2="5.265cm">
          <text:p/>
        </draw:line>
        <draw:path draw:style-name="gr3" draw:text-style-name="P1" draw:layer="layout" svg:width="3.302cm" svg:height="0.029cm" svg:x="4.125cm" svg:y="4.72cm" svg:viewBox="0 0 3303 30" svg:d="M0 30c3303-30 3303-30 3303-30">
          <text:p/>
        </draw:path>
        <draw:custom-shape draw:style-name="gr4" draw:text-style-name="P2" draw:layer="layout" svg:width="1.016cm" svg:height="1.016cm" svg:x="7.405cm" svg:y="6.768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601cm" svg:y="4.219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" draw:layer="layout" svg:x1="4.143cm" svg:y1="7.265cm" svg:x2="5.673cm" svg:y2="8.577cm">
          <text:p/>
        </draw:line>
        <draw:path draw:style-name="gr3" draw:text-style-name="P1" draw:layer="layout" svg:width="1.476cm" svg:height="1.568cm" svg:x="6.042cm" svg:y="7.592cm" svg:viewBox="0 0 1477 1569" svg:d="M0 1569c1477-1569 1477-1569 1477-1569">
          <text:p/>
        </draw:path>
        <draw:custom-shape draw:style-name="gr4" draw:text-style-name="P2" draw:layer="layout" svg:width="1.016cm" svg:height="1.016cm" svg:x="5.536cm" svg:y="8.537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7.975cm" svg:y="5.605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3.303cm" svg:height="1.212cm" svg:x="10.876cm" svg:y="3.593cm" svg:viewBox="0 0 3304 1213" svg:d="M0 1213c1502-1303 3304-1212 3304-1212">
          <text:p/>
        </draw:path>
        <draw:path draw:style-name="gr14" draw:text-style-name="P1" draw:layer="layout" svg:width="3.453cm" svg:height="1.302cm" svg:x="10.876cm" svg:y="7.412cm" svg:viewBox="0 0 3454 1303" svg:d="M0 0c1452 1363 3454 1303 3454 1303">
          <text:p/>
        </draw:path>
        <draw:path draw:style-name="gr14" draw:text-style-name="P1" draw:layer="layout" svg:width="3.276cm" svg:height="0.908cm" svg:x="11.004cm" svg:y="4.897cm" svg:viewBox="0 0 3277 909" svg:d="M0 0c2544 182 3277 909 3277 909">
          <text:p/>
        </draw:path>
        <draw:path draw:style-name="gr14" draw:text-style-name="P1" draw:layer="layout" svg:width="3.423cm" svg:height="0.847cm" svg:x="10.906cm" svg:y="6.503cm" svg:viewBox="0 0 3424 848" svg:d="M0 848c2496-242 3424-848 3424-848">
          <text:p/>
        </draw:path>
        <draw:path draw:style-name="gr14" draw:text-style-name="P1" draw:layer="layout" svg:width="3.514cm" svg:height="3.332cm" svg:x="10.815cm" svg:y="4.018cm" svg:viewBox="0 0 3515 3333" svg:d="M0 3333c1728-2515 3515-3333 3515-3333">
          <text:p/>
        </draw:path>
        <draw:path draw:style-name="gr14" draw:text-style-name="P1" draw:layer="layout" svg:width="3.393cm" svg:height="3.454cm" svg:x="10.906cm" svg:y="4.866cm" svg:viewBox="0 0 3394 3455" svg:d="M0 0c1424 2303 3394 3455 3394 3455">
          <text:p/>
        </draw:path>
        <draw:path draw:style-name="gr14" draw:text-style-name="P1" draw:layer="layout" svg:width="3.393cm" svg:height="2.18cm" svg:x="14.785cm" svg:y="3.594cm" svg:viewBox="0 0 3394 2181" svg:d="M0 0c2212 363 3394 2181 3394 2181">
          <text:p/>
        </draw:path>
        <draw:path draw:style-name="gr14" draw:text-style-name="P1" draw:layer="layout" svg:width="3.514cm" svg:height="2.151cm" svg:x="14.664cm" svg:y="6.563cm" svg:viewBox="0 0 3515 2152" svg:d="M0 2152c2303-636 3515-2152 3515-2152">
          <text:p/>
        </draw:path>
        <draw:path draw:style-name="gr14" draw:text-style-name="P1" draw:layer="layout" svg:width="0cm" svg:height="1.999cm" svg:x="14.633cm" svg:y="4.079cm" svg:viewBox="0 0 0 2000" svg:d="M0 2000c0-1940 0-2000 0-2000">
          <text:p/>
        </draw:path>
        <draw:line draw:style-name="gr14" draw:text-style-name="P1" draw:layer="layout" svg:x1="14.664cm" svg:y1="6.048cm" svg:x2="14.694cm" svg:y2="8.109cm">
          <text:p/>
        </draw:line>
        <draw:path draw:style-name="gr14" draw:text-style-name="P1" draw:layer="layout" svg:width="0.839cm" svg:height="1.002cm" svg:x="14.785cm" svg:y="5.957cm" svg:viewBox="0 0 840 1003" svg:d="M303 0c1364 1697-303 728-303 728">
          <text:p/>
        </draw:path>
        <draw:path draw:style-name="gr3" draw:text-style-name="P1" draw:layer="layout" svg:width="3.393cm" svg:height="0.357cm" svg:x="14.633cm" svg:y="5.66cm" svg:viewBox="0 0 3394 358" svg:d="M0 358c1667-788 3394-30 3394-30">
          <text:p/>
        </draw:path>
        <draw:custom-shape draw:style-name="gr15" draw:text-style-name="P2" draw:layer="layout" svg:width="1.016cm" svg:height="1.016cm" svg:x="14.165cm" svg:y="3.065cm">
          <text:p text:style-name="P1"><text:span text:style-name="T1">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016cm" svg:height="1.016cm" svg:x="14.165cm" svg:y="5.605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4.165cm" svg:y="8.145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0.355cm" svg:y="4.335cm">
          <text:p text:style-name="P1"><text:span text:style-name="T1">A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0.355cm" svg:y="6.875cm">
          <text:p text:style-name="P1"><text:span text:style-name="T1">B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9" draw:text-style-name="P1" draw:layer="layout" svg:width="6.645cm" svg:height="2.713cm" svg:x="4.031cm" svg:y="7.315cm" svg:viewBox="0 0 6646 2714" svg:d="M0 0c2739 5785 6646 523 6646 523">
          <text:p/>
        </draw:path>
        <draw:path draw:style-name="gr14" draw:text-style-name="P1" draw:layer="layout" svg:width="2.46cm" svg:height="0.417cm" svg:x="7.939cm" svg:y="4.251cm" svg:viewBox="0 0 2461 418" svg:d="M0 418c1354-862 2461-123 2461-123">
          <text:p/>
        </draw:path>
        <draw:custom-shape draw:style-name="gr4" draw:text-style-name="P2" draw:layer="layout" svg:width="1.016cm" svg:height="1.016cm" svg:x="7.405cm" svg:y="4.228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601cm" svg:y="6.759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" draw:layer="layout" svg:x1="10.991cm" svg:y1="9.99cm" svg:x2="15.416cm" svg:y2="9.992cm">
          <text:p/>
        </draw:line>
        <draw:line draw:style-name="gr22" draw:text-style-name="P1" draw:layer="layout" svg:x1="10.979cm" svg:y1="10.791cm" svg:x2="15.404cm" svg:y2="10.793cm">
          <text:p/>
        </draw:line>
        <draw:frame draw:style-name="gr30" draw:layer="layout" svg:width="2.013cm" svg:height="0.771cm" svg:x="15.663cm" svg:y="9.562cm">
          <draw:text-box>
            <text:p text:style-name="P1"><text:span text:style-name="T1">Delay=2</text:span></text:p>
          </draw:text-box>
        </draw:frame>
        <draw:frame draw:style-name="gr25" draw:layer="layout" svg:width="2.457cm" svg:height="0.771cm" svg:x="15.634cm" svg:y="10.332cm">
          <draw:text-box>
            <text:p text:style-name="P1"><text:span text:style-name="T1">Delay=w-1</text:span></text:p>
          </draw:text-box>
        </draw:frame>
        <draw:frame draw:style-name="gr31" draw:text-style-name="P6" draw:layer="layout" svg:width="15.623cm" svg:height="1.241cm" svg:x="2.433cm" svg:y="2.056cm">
          <draw:text-box>
            <text:p text:style-name="P6"><text:span text:style-name="T1">Start with an inverter attached to an adder, where the inverted output goes into one input,</text:span></text:p>
            <text:p text:style-name="P6"><text:span text:style-name="T1">and a single spike goes into the other.</text:span></text:p>
          </draw:text-box>
        </draw:frame>
        <draw:frame draw:style-name="gr32" draw:text-style-name="P6" draw:layer="layout" svg:width="15.508cm" svg:height="0.771cm" svg:x="1.449cm" svg:y="11.318cm">
          <draw:text-box>
            <text:p text:style-name="P6"><text:span text:style-name="T1">You can optimize by realizing that S3 is never spiking, and then you conflate O and A+:</text:span></text:p>
          </draw:text-box>
        </draw:frame>
        <draw:path draw:style-name="gr14" draw:text-style-name="P1" draw:layer="layout" svg:width="0.817cm" svg:height="1.201cm" svg:x="7.148cm" svg:y="15.499cm" svg:viewBox="0 0 818 1202" svg:d="M818 0c-576 2515-818 303-818 303">
          <text:p/>
        </draw:path>
        <draw:line draw:style-name="gr14" draw:text-style-name="P1" draw:layer="layout" svg:x1="3.693cm" svg:y1="15.347cm" svg:x2="6.936cm" svg:y2="15.347cm">
          <text:p/>
        </draw:line>
        <draw:line draw:style-name="gr14" draw:text-style-name="P1" draw:layer="layout" svg:x1="3.633cm" svg:y1="15.347cm" svg:x2="9.876cm" svg:y2="13.069cm">
          <text:p/>
        </draw:line>
        <draw:line draw:style-name="gr14" draw:text-style-name="P1" draw:layer="layout" svg:x1="7.451cm" svg:y1="15.347cm" svg:x2="10.061cm" svg:y2="13.316cm">
          <text:p/>
        </draw:line>
        <draw:path draw:style-name="gr3" draw:text-style-name="P1" draw:layer="layout" svg:width="6.274cm" svg:height="0.039cm" svg:x="3.663cm" svg:y="12.762cm" svg:viewBox="0 0 6275 40" svg:d="M0 0c6275 40 6275 40 6275 40">
          <text:p/>
        </draw:path>
        <draw:custom-shape draw:style-name="gr4" draw:text-style-name="P2" draw:layer="layout" svg:width="1.016cm" svg:height="1.016cm" svg:x="6.943cm" svg:y="14.85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139cm" svg:y="12.301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" draw:layer="layout" svg:x1="3.681cm" svg:y1="15.347cm" svg:x2="5.211cm" svg:y2="16.659cm">
          <text:p/>
        </draw:line>
        <draw:path draw:style-name="gr3" draw:text-style-name="P1" draw:layer="layout" svg:width="1.476cm" svg:height="1.568cm" svg:x="5.58cm" svg:y="15.674cm" svg:viewBox="0 0 1477 1569" svg:d="M0 1569c1477-1569 1477-1569 1477-1569">
          <text:p/>
        </draw:path>
        <draw:custom-shape draw:style-name="gr4" draw:text-style-name="P2" draw:layer="layout" svg:width="1.016cm" svg:height="1.016cm" svg:x="5.074cm" svg:y="16.619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7.513cm" svg:y="13.687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3.453cm" svg:height="1.302cm" svg:x="10.414cm" svg:y="15.494cm" svg:viewBox="0 0 3454 1303" svg:d="M0 0c1452 1363 3454 1303 3454 1303">
          <text:p/>
        </draw:path>
        <draw:path draw:style-name="gr14" draw:text-style-name="P1" draw:layer="layout" svg:width="3.276cm" svg:height="0.908cm" svg:x="10.542cm" svg:y="12.979cm" svg:viewBox="0 0 3277 909" svg:d="M0 0c2544 182 3277 909 3277 909">
          <text:p/>
        </draw:path>
        <draw:path draw:style-name="gr14" draw:text-style-name="P1" draw:layer="layout" svg:width="3.423cm" svg:height="0.847cm" svg:x="10.444cm" svg:y="14.585cm" svg:viewBox="0 0 3424 848" svg:d="M0 848c2496-242 3424-848 3424-848">
          <text:p/>
        </draw:path>
        <draw:path draw:style-name="gr14" draw:text-style-name="P1" draw:layer="layout" svg:width="3.393cm" svg:height="3.454cm" svg:x="10.444cm" svg:y="12.948cm" svg:viewBox="0 0 3394 3455" svg:d="M0 0c1424 2303 3394 3455 3394 3455">
          <text:p/>
        </draw:path>
        <draw:path draw:style-name="gr14" draw:text-style-name="P1" draw:layer="layout" svg:width="3.514cm" svg:height="2.151cm" svg:x="14.202cm" svg:y="14.645cm" svg:viewBox="0 0 3515 2152" svg:d="M0 2152c2303-636 3515-2152 3515-2152">
          <text:p/>
        </draw:path>
        <draw:line draw:style-name="gr14" draw:text-style-name="P1" draw:layer="layout" svg:x1="14.202cm" svg:y1="14.13cm" svg:x2="14.232cm" svg:y2="16.191cm">
          <text:p/>
        </draw:line>
        <draw:path draw:style-name="gr14" draw:text-style-name="P1" draw:layer="layout" svg:width="0.839cm" svg:height="1.002cm" svg:x="14.323cm" svg:y="14.039cm" svg:viewBox="0 0 840 1003" svg:d="M303 0c1364 1697-303 728-303 728">
          <text:p/>
        </draw:path>
        <draw:path draw:style-name="gr3" draw:text-style-name="P1" draw:layer="layout" svg:width="3.393cm" svg:height="0.357cm" svg:x="14.171cm" svg:y="13.742cm" svg:viewBox="0 0 3394 358" svg:d="M0 358c1667-788 3394-30 3394-30">
          <text:p/>
        </draw:path>
        <draw:custom-shape draw:style-name="gr16" draw:text-style-name="P2" draw:layer="layout" svg:width="1.016cm" svg:height="1.016cm" svg:x="13.703cm" svg:y="13.687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3.703cm" svg:y="16.227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9.893cm" svg:y="12.417cm">
          <text:p text:style-name="P1"><text:span text:style-name="T1">A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9.893cm" svg:y="14.957cm">
          <text:p text:style-name="P1"><text:span text:style-name="T1">B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3" draw:text-style-name="P1" draw:layer="layout" svg:width="6.645cm" svg:height="2.713cm" svg:x="3.569cm" svg:y="15.397cm" svg:viewBox="0 0 6646 2714" svg:d="M0 0c2739 5785 6646 523 6646 523">
          <text:p/>
        </draw:path>
        <draw:custom-shape draw:style-name="gr4" draw:text-style-name="P2" draw:layer="layout" svg:width="1.016cm" svg:height="1.016cm" svg:x="3.139cm" svg:y="14.841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6" draw:layer="layout" svg:width="7.74cm" svg:height="0.771cm" svg:x="2.249cm" svg:y="19.195cm">
          <draw:text-box>
            <text:p text:style-name="P6"><text:span text:style-name="T1">Optimize further by getting rid of A and B</text:span></text:p>
          </draw:text-box>
        </draw:frame>
        <draw:frame draw:style-name="gr35" draw:text-style-name="P6" draw:layer="layout" svg:width="5.276cm" svg:height="0.771cm" svg:x="14.296cm" svg:y="21.289cm">
          <draw:text-box>
            <text:p text:style-name="P6"><text:span text:style-name="T1">O starts firing at timestep 2.</text:span></text:p>
          </draw:text-box>
        </draw:frame>
      </draw:page>
      <draw:page draw:name="page11" draw:style-name="dp1" draw:master-page-name="Default">
        <draw:frame draw:style-name="gr26" draw:text-style-name="P4" draw:layer="layout" svg:width="8.647cm" svg:height="0.721cm" svg:x="2.092cm" svg:y="1.269cm">
          <draw:text-box>
            <text:p><text:span text:style-name="T3">Division by a power of two</text:span></text:p>
          </draw:text-box>
        </draw:frame>
        <draw:path draw:style-name="gr22" draw:text-style-name="P1" draw:layer="layout" svg:width="1.907cm" svg:height="1.078cm" svg:x="4.155cm" svg:y="15.33cm" svg:viewBox="0 0 1908 1079" svg:d="M0 0c831 1169 1908 1077 1908 1077">
          <text:p/>
        </draw:path>
        <draw:line draw:style-name="gr3" draw:text-style-name="P1" draw:layer="layout" svg:x1="6.74cm" svg:y1="16.407cm" svg:x2="8.555cm" svg:y2="16.407cm">
          <text:p/>
        </draw:line>
        <draw:path draw:style-name="gr14" draw:text-style-name="P1" draw:layer="layout" svg:width="0.645cm" svg:height="0.898cm" svg:x="8.801cm" svg:y="16.53cm" svg:viewBox="0 0 646 899" svg:d="M0 0c493 1846 646 277 646 277">
          <text:p/>
        </draw:path>
        <draw:path draw:style-name="gr14" draw:text-style-name="P1" draw:layer="layout" svg:width="2.184cm" svg:height="0.739cm" svg:x="9.324cm" svg:y="15.699cm" svg:viewBox="0 0 2185 740" svg:d="M0 739c1939 31 2185-739 2185-739">
          <text:p/>
        </draw:path>
        <draw:path draw:style-name="gr27" draw:text-style-name="P1" draw:layer="layout" svg:width="7.107cm" svg:height="0.48cm" svg:x="4.063cm" svg:y="12.049cm" svg:viewBox="0 0 7108 481" svg:d="M0 481c3415-984 7108-154 7108-154">
          <text:p/>
        </draw:path>
        <draw:path draw:style-name="gr27" draw:text-style-name="P1" draw:layer="layout" svg:width="7.229cm" svg:height="2.214cm" svg:x="4.094cm" svg:y="12.592cm" svg:viewBox="0 0 7230 2215" svg:d="M0 0c4615 184 7230 2215 7230 2215">
          <text:p/>
        </draw:path>
        <draw:path draw:style-name="gr28" draw:text-style-name="P1" draw:layer="layout" svg:width="7.076cm" svg:height="0.378cm" svg:x="4.094cm" svg:y="14.767cm" svg:viewBox="0 0 7077 379" svg:d="M0 348c3477-800 7077 31 7077 31">
          <text:p/>
        </draw:path>
        <draw:path draw:style-name="gr28" draw:text-style-name="P1" draw:layer="layout" svg:width="7.138cm" svg:height="2.307cm" svg:x="4.032cm" svg:y="12.776cm" svg:viewBox="0 0 7139 2308" svg:d="M0 2308c4431-2215 7139-2308 7139-2308">
          <text:p/>
        </draw:path>
        <draw:path draw:style-name="gr14" draw:text-style-name="P1" draw:layer="layout" svg:width="2.276cm" svg:height="3.229cm" svg:x="9.047cm" svg:y="13.023cm" svg:viewBox="0 0 2277 3230" svg:d="M0 3230c954-2430 2277-3230 2277-3230">
          <text:p/>
        </draw:path>
        <draw:path draw:style-name="gr14" draw:text-style-name="P1" draw:layer="layout" svg:width="0.708cm" svg:height="0.947cm" svg:x="11.355cm" svg:y="11.49cm" svg:viewBox="0 0 709 948" svg:d="M0 948c769-2000 708-215 708-215">
          <text:p/>
        </draw:path>
        <draw:path draw:style-name="gr14" draw:text-style-name="P1" draw:layer="layout" svg:width="0.215cm" svg:height="1.876cm" svg:x="11.724cm" svg:y="12.776cm" svg:viewBox="0 0 216 1877" svg:d="M0 0c400 923 123 1877 123 1877">
          <text:p/>
        </draw:path>
        <draw:path draw:style-name="gr3" draw:text-style-name="P1" draw:layer="layout" svg:width="2.03cm" svg:height="0.892cm" svg:x="11.909cm" svg:y="12.53cm" svg:viewBox="0 0 2031 893" svg:d="M0 0c1385 62 2031 893 2031 893">
          <text:p/>
        </draw:path>
        <draw:path draw:style-name="gr14" draw:text-style-name="P1" draw:layer="layout" svg:width="2.092cm" svg:height="0.861cm" svg:x="11.724cm" svg:y="14.253cm" svg:viewBox="0 0 2093 862" svg:d="M0 862c1447-277 2093-862 2093-862">
          <text:p/>
        </draw:path>
        <draw:custom-shape draw:style-name="gr4" draw:text-style-name="P2" draw:layer="layout" svg:width="1.016cm" svg:height="1.016cm" svg:x="6.081cm" svg:y="15.873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016cm" svg:height="1.016cm" svg:x="11.161cm" svg:y="12.063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1.161cm" svg:y="14.603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4.583cm" svg:height="0.892cm" svg:x="4.217cm" svg:y="15.145cm" svg:viewBox="0 0 4584 893" svg:d="M0 1c3415-31 4584 892 4584 892">
          <text:p/>
        </draw:path>
        <draw:frame draw:style-name="gr36" draw:text-style-name="P6" draw:layer="layout" svg:width="16.046cm" svg:height="1.241cm" svg:x="2.434cm" svg:y="2.179cm">
          <draw:text-box>
            <text:p text:style-name="P6"><text:span text:style-name="T1">The approach here is to do calculations for both positive and negative, and then do an AND</text:span></text:p>
            <text:p text:style-name="P6"><text:span text:style-name="T1">selection at the end, based on the last bit..</text:span></text:p>
          </draw:text-box>
        </draw:frame>
        <draw:frame draw:style-name="gr37" draw:text-style-name="P6" draw:layer="layout" svg:width="2.991cm" svg:height="1.241cm" svg:x="13.722cm" svg:y="12.048cm">
          <draw:text-box>
            <text:p text:style-name="P6"><text:span text:style-name="T1">O starts firing</text:span></text:p>
            <text:p text:style-name="P6"><text:span text:style-name="T1"><text:s/></text:span><text:span text:style-name="T1">at timestep 2.</text:span></text:p>
          </draw:text-box>
        </draw:frame>
        <draw:frame draw:style-name="gr38" draw:text-style-name="P7" draw:layer="layout" svg:width="1.564cm" svg:height="1.35cm" svg:x="4.618cm" svg:y="15.636cm">
          <draw:text-box>
            <text:p text:style-name="P1"><text:span text:style-name="T2">Delay</text:span></text:p>
            <text:p text:style-name="P1"><text:span text:style-name="T2">w-1</text:span></text:p>
          </draw:text-box>
        </draw:frame>
        <draw:frame draw:style-name="gr39" draw:text-style-name="P3" draw:layer="layout" svg:width="2.461cm" svg:height="0.771cm" svg:x="10.365cm" svg:y="17.018cm">
          <draw:text-box>
            <text:p><text:span text:style-name="T2">Delay=3+k</text:span></text:p>
          </draw:text-box>
        </draw:frame>
        <draw:frame draw:style-name="gr40" draw:text-style-name="P6" draw:layer="layout" svg:width="6.085cm" svg:height="2.181cm" svg:x="11.37cm" svg:y="23.574cm">
          <draw:text-box>
            <text:p text:style-name="P6"><text:span text:style-name="T1">When A is negative, </text:span></text:p>
            <text:p text:style-name="P6"><text:span text:style-name="T1">then O- spikes A/2^k </text:span></text:p>
            <text:p text:style-name="P6"><text:span text:style-name="T1">starting at timestep</text:span></text:p>
            <text:p text:style-name="P6"><text:span text:style-name="T1">5+k.</text:span></text:p>
          </draw:text-box>
        </draw:frame>
        <draw:frame draw:style-name="gr41" draw:text-style-name="P3" draw:layer="layout" svg:width="2.461cm" svg:height="0.771cm" svg:x="8.148cm" svg:y="18.365cm">
          <draw:text-box>
            <text:p><text:span text:style-name="T2">Delay=3+k</text:span></text:p>
          </draw:text-box>
        </draw:frame>
        <draw:path draw:style-name="gr14" draw:text-style-name="P1" draw:layer="layout" svg:width="1.238cm" svg:height="4.472cm" svg:x="13.091cm" svg:y="13.963cm" svg:viewBox="0 0 1239 4473" svg:d="M1236 0c73 2291-1236 4473-1236 4473">
          <text:p/>
        </draw:path>
        <draw:path draw:style-name="gr22" draw:text-style-name="P1" draw:layer="layout" svg:width="3.09cm" svg:height="2.036cm" svg:x="9.418cm" svg:y="16.436cm" svg:viewBox="0 0 3091 2037" svg:d="M0 0c2364 691 3091 2037 3091 2037v-37">
          <text:p/>
        </draw:path>
        <draw:path draw:style-name="gr22" draw:text-style-name="P1" draw:layer="layout" svg:width="8.253cm" svg:height="3.781cm" svg:x="3.964cm" svg:y="15.127cm" svg:viewBox="0 0 8254 3782" svg:d="M0 0c1200 3855 8254 3782 8254 3782">
          <text:p/>
        </draw:path>
        <draw:path draw:style-name="gr14" draw:text-style-name="P1" draw:layer="layout" svg:width="1.104cm" svg:height="0.617cm" svg:x="12.327cm" svg:y="21.345cm" svg:viewBox="0 0 1105 618" svg:d="M0 0c2327 400 255 618 255 618">
          <text:p/>
        </draw:path>
        <draw:path draw:style-name="gr3" draw:text-style-name="P1" draw:layer="layout" svg:width="0.4cm" svg:height="2.29cm" svg:x="12.327cm" svg:y="18.909cm" svg:viewBox="0 0 401 2291" svg:d="M364 0c182 945-364 2291-364 2291">
          <text:p/>
        </draw:path>
        <draw:path draw:style-name="gr3" draw:text-style-name="P1" draw:layer="layout" svg:width="3.926cm" svg:height="2.472cm" svg:x="8.8cm" svg:y="18.945cm" svg:viewBox="0 0 3927 2473" svg:d="M3927 0c-2218 2109-3927 2473-3927 2473">
          <text:p/>
        </draw:path>
        <draw:custom-shape draw:style-name="gr16" draw:text-style-name="P2" draw:layer="layout" svg:width="1.016cm" svg:height="1.016cm" svg:x="12.268cm" svg:y="18.391cm">
          <text:p text:style-name="P1"><text:span text:style-name="T1">-&gt;&gt;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3.701cm" svg:y="13.333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2" draw:text-style-name="P1" draw:layer="layout" svg:width="7.813cm" svg:height="6.363cm" svg:x="3.822cm" svg:y="15.163cm" svg:viewBox="0 0 7814 6364" svg:d="M105 0c-1163 1128 7709 6364 7709 6364">
          <text:p/>
        </draw:path>
        <draw:path draw:style-name="gr42" draw:text-style-name="P1" draw:layer="layout" svg:width="4.215cm" svg:height="6.435cm" svg:x="3.748cm" svg:y="14.873cm" svg:viewBox="0 0 4216 6436" svg:d="M143 0c-1055 2581 4073 6436 4073 6436">
          <text:p/>
        </draw:path>
        <draw:frame draw:style-name="gr43" draw:text-style-name="P3" draw:layer="layout" svg:width="3.197cm" svg:height="2.651cm" svg:x="13.972cm" svg:y="17.344cm">
          <draw:text-box>
            <text:p><text:span text:style-name="T2">Delays from S &amp; bias to T1/T2 = k+4.</text:span></text:p>
          </draw:text-box>
        </draw:frame>
        <draw:path draw:style-name="gr22" draw:text-style-name="P1" draw:layer="layout" svg:width="1.285cm" svg:height="4.58cm" svg:x="7.805cm" svg:y="16.473cm" svg:viewBox="0 0 1286 4581" svg:d="M1286 0c-2073 2218-1018 4581-1018 4581">
          <text:p/>
        </draw:path>
        <draw:path draw:style-name="gr22" draw:text-style-name="P1" draw:layer="layout" svg:width="2.69cm" svg:height="4.835cm" svg:x="9.309cm" svg:y="16.4cm" svg:viewBox="0 0 2691 4836" svg:d="M0 0c2255 2363 2691 4836 2691 4836">
          <text:p/>
        </draw:path>
        <draw:path draw:style-name="gr14" draw:text-style-name="P1" draw:layer="layout" svg:width="3.199cm" svg:height="0.342cm" svg:x="8.909cm" svg:y="21.709cm" svg:viewBox="0 0 3200 343" svg:d="M3200 0c-945 727-3200 73-3200 73">
          <text:p/>
        </draw:path>
        <draw:path draw:style-name="gr14" draw:text-style-name="P1" draw:layer="layout" svg:width="1.526cm" svg:height="2.544cm" svg:x="8.4cm" svg:y="21.673cm" svg:viewBox="0 0 1527 2545" svg:d="M0 0c145 1672 1527 2545 1527 2545">
          <text:p/>
        </draw:path>
        <draw:path draw:style-name="gr3" draw:text-style-name="P1" draw:layer="layout" svg:width="1.49cm" svg:height="2.508cm" svg:x="10.691cm" svg:y="21.818cm" svg:viewBox="0 0 1491 2509" svg:d="M1491 0c0 1491-1491 2509-1491 2509">
          <text:p/>
        </draw:path>
        <draw:custom-shape draw:style-name="gr4" draw:text-style-name="P2" draw:layer="layout" svg:width="1.016cm" svg:height="1.016cm" svg:x="7.832cm" svg:y="21.081cm">
          <text:p text:style-name="P1"><text:span text:style-name="T1">T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016cm" svg:height="1.016cm" svg:x="11.541cm" svg:y="21.227cm">
          <text:p text:style-name="P1"><text:span text:style-name="T1">T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4" draw:text-style-name="P1" draw:layer="layout" svg:width="6.403cm" svg:height="4.81cm" svg:x="4.036cm" svg:y="7.699cm" svg:viewBox="0 0 6404 4811" svg:d="M1 4811c-100-3742 6403-4811 6403-4811">
          <text:p/>
        </draw:path>
        <draw:custom-shape draw:style-name="gr4" draw:text-style-name="P2" draw:layer="layout" svg:width="1.016cm" svg:height="1.016cm" svg:x="8.621cm" svg:y="15.873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1.759cm" svg:height="8.363cm" svg:x="2.204cm" svg:y="12.546cm" svg:viewBox="0 0 1760 8364" svg:d="M1760 0c-3237 3018-1019 8364-1019 8364">
          <text:p/>
        </draw:path>
        <draw:path draw:style-name="gr22" draw:text-style-name="P1" draw:layer="layout" svg:width="0.757cm" svg:height="5.672cm" svg:x="3.206cm" svg:y="15.055cm" svg:viewBox="0 0 758 5673" svg:d="M758 0c-982 945-728 5673-728 5673">
          <text:p/>
        </draw:path>
        <draw:frame draw:style-name="gr38" draw:text-style-name="P7" draw:layer="layout" svg:width="1.564cm" svg:height="1.35cm" svg:x="3.272cm" svg:y="18.982cm">
          <draw:text-box>
            <text:p text:style-name="P1"><text:span text:style-name="T2">Delay</text:span></text:p>
            <text:p text:style-name="P1"><text:span text:style-name="T2">w-1</text:span></text:p>
          </draw:text-box>
        </draw:frame>
        <draw:path draw:style-name="gr3" draw:text-style-name="P1" draw:layer="layout" svg:width="1.239cm" svg:height="3.708cm" svg:x="2.796cm" svg:y="8.91cm" svg:viewBox="0 0 1240 3709" svg:d="M1240 3709c-1382-1564-1236-3709-1236-3709">
          <text:p/>
        </draw:path>
        <draw:path draw:style-name="gr22" draw:text-style-name="P1" draw:layer="layout" svg:width="1.463cm" svg:height="6.217cm" svg:x="2.5cm" svg:y="8.946cm" svg:viewBox="0 0 1464 6218" svg:d="M1464 6218c-1855-2327-1419-6218-1419-6218">
          <text:p/>
        </draw:path>
        <draw:frame draw:style-name="gr38" draw:text-style-name="P7" draw:layer="layout" svg:width="1.564cm" svg:height="1.35cm" svg:x="1cm" svg:y="10.91cm">
          <draw:text-box>
            <text:p text:style-name="P1"><text:span text:style-name="T2">Delay</text:span></text:p>
            <text:p text:style-name="P1"><text:span text:style-name="T2">w-1</text:span></text:p>
          </draw:text-box>
        </draw:frame>
        <draw:custom-shape draw:style-name="gr4" draw:text-style-name="P2" draw:layer="layout" svg:width="1.016cm" svg:height="1.016cm" svg:x="3.541cm" svg:y="12.063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541cm" svg:y="14.603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2" draw:text-style-name="P1" draw:layer="layout" svg:width="3.489cm" svg:height="2.872cm" svg:x="2.764cm" svg:y="5.491cm" svg:viewBox="0 0 3490 2873" svg:d="M0 2873c1381-2691 3490-2873 3490-2873">
          <text:p/>
        </draw:path>
        <draw:line draw:style-name="gr14" draw:text-style-name="P1" draw:layer="layout" svg:x1="3.018cm" svg:y1="8.473cm" svg:x2="6.436cm" svg:y2="7.491cm">
          <text:p/>
        </draw:line>
        <draw:line draw:style-name="gr3" draw:text-style-name="P1" draw:layer="layout" svg:x1="6.8cm" svg:y1="5.419cm" svg:x2="6.909cm" svg:y2="6.982cm">
          <text:p/>
        </draw:line>
        <draw:frame draw:style-name="gr38" draw:text-style-name="P7" draw:layer="layout" svg:width="1.564cm" svg:height="1.35cm" svg:x="2.673cm" svg:y="5.382cm">
          <draw:text-box>
            <text:p text:style-name="P1"><text:span text:style-name="T2">Delay</text:span></text:p>
            <text:p text:style-name="P1"><text:span text:style-name="T2">w</text:span></text:p>
          </draw:text-box>
        </draw:frame>
        <draw:custom-shape draw:style-name="gr4" draw:text-style-name="P2" draw:layer="layout" svg:width="1.016cm" svg:height="0.92cm" svg:x="6.313cm" svg:y="4.926cm">
          <text:p text:style-name="P1"><text:span text:style-name="T1">C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0.92cm" svg:x="2.304cm" svg:y="7.99cm">
          <text:p text:style-name="P1"><text:span text:style-name="T1">+SE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6.982cm" svg:y1="7.491cm" svg:x2="10.218cm" svg:y2="7.382cm">
          <text:p/>
        </draw:line>
        <draw:frame draw:style-name="gr25" draw:text-style-name="P3" draw:layer="layout" svg:width="2.91cm" svg:height="0.771cm" draw:transform="rotate (0.54122660104334) translate (4.92cm 10.156cm)">
          <draw:text-box>
            <text:p><text:span text:style-name="T2">Delay=5+w-k</text:span></text:p>
          </draw:text-box>
        </draw:frame>
        <draw:frame draw:style-name="gr45" draw:text-style-name="P3" draw:layer="layout" svg:width="2.461cm" svg:height="1.353cm" svg:x="7.529cm" svg:y="6.546cm">
          <draw:text-box>
            <text:p><text:span text:style-name="T2">Delay=5</text:span></text:p>
          </draw:text-box>
        </draw:frame>
        <draw:path draw:style-name="gr14" draw:text-style-name="P1" draw:layer="layout" svg:width="0.723cm" svg:height="0.786cm" svg:x="6.367cm" svg:y="7.637cm" svg:viewBox="0 0 724 787" svg:d="M106 0c-437 1527 618 363 618 363">
          <text:p/>
        </draw:path>
        <draw:custom-shape draw:style-name="gr4" draw:text-style-name="P2" draw:layer="layout" svg:width="1.016cm" svg:height="0.92cm" svg:x="6.386cm" svg:y="7.035cm">
          <text:p text:style-name="P1"><text:span text:style-name="T1">B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0.723cm" svg:height="0.786cm" svg:x="4.86cm" svg:y="25.888cm" svg:viewBox="0 0 724 787" svg:d="M106 0c-437 1527 618 363 618 363">
          <text:p/>
        </draw:path>
        <draw:frame draw:style-name="gr38" draw:text-style-name="P7" draw:layer="layout" svg:width="1.564cm" svg:height="1.35cm" svg:x="3.988cm" svg:y="21.217cm">
          <draw:text-box>
            <text:p text:style-name="P1"><text:span text:style-name="T2">Delay</text:span></text:p>
            <text:p text:style-name="P1"><text:span text:style-name="T2">w</text:span></text:p>
          </draw:text-box>
        </draw:frame>
        <draw:line draw:style-name="gr22" draw:text-style-name="P1" draw:layer="layout" svg:x1="3.452cm" svg:y1="21.315cm" svg:x2="5.069cm" svg:y2="23.233cm">
          <text:p/>
        </draw:line>
        <draw:line draw:style-name="gr3" draw:text-style-name="P1" draw:layer="layout" svg:x1="5.37cm" svg:y1="23.699cm" svg:x2="5.425cm" svg:y2="25.288cm">
          <text:p/>
        </draw:line>
        <draw:path draw:style-name="gr14" draw:text-style-name="P1" draw:layer="layout" svg:width="1.828cm" svg:height="4.081cm" svg:x="3.185cm" svg:y="21.315cm" svg:viewBox="0 0 1829 4082" svg:d="M21 0c-247 2137 1808 4082 1808 4082">
          <text:p/>
        </draw:path>
        <draw:custom-shape draw:style-name="gr16" draw:text-style-name="P2" draw:layer="layout" svg:width="1.016cm" svg:height="0.92cm" svg:x="2.849cm" svg:y="20.753cm">
          <text:p text:style-name="P1"><text:span text:style-name="T1">-SE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0.92cm" svg:x="4.806cm" svg:y="23.177cm">
          <text:p text:style-name="P2"><text:span text:style-name="T1">C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5.48cm" svg:y1="25.808cm" svg:x2="8.685cm" svg:y2="26.219cm">
          <text:p/>
        </draw:line>
        <draw:custom-shape draw:style-name="gr4" draw:text-style-name="P2" draw:layer="layout" svg:width="1.016cm" svg:height="0.92cm" svg:x="4.879cm" svg:y="25.286cm">
          <text:p text:style-name="P2"><text:span text:style-name="T1">B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0.85cm" svg:height="1.177cm" svg:x="9.259cm" svg:y="24.575cm" svg:viewBox="0 0 851 1178" svg:d="M851 0c-932 28-849 1178-849 1178">
          <text:p/>
        </draw:path>
        <draw:custom-shape draw:style-name="gr4" draw:text-style-name="P2" draw:layer="layout" svg:width="1.016cm" svg:height="1.016cm" svg:x="9.723cm" svg:y="24.1cm">
          <text:p text:style-name="P1"><text:span text:style-name="T1">OT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3" draw:layer="layout" svg:width="2.461cm" svg:height="1.353cm" svg:x="6.27cm" svg:y="25.205cm">
          <draw:text-box>
            <text:p><text:span text:style-name="T2">Delay=5</text:span></text:p>
          </draw:text-box>
        </draw:frame>
        <draw:custom-shape draw:style-name="gr4" draw:text-style-name="P2" draw:layer="layout" svg:width="1.016cm" svg:height="1.016cm" svg:x="18.277cm" svg:y="16.21cm">
          <text:p text:style-name="P2"><text:span text:style-name="T1">Q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7.671cm" svg:height="8.711cm" svg:x="11.096cm" svg:y="7.452cm" svg:viewBox="0 0 7672 8712" svg:d="M0 0c6795 1233 7672 8712 7672 8712">
          <text:p/>
        </draw:path>
        <draw:path draw:style-name="gr14" draw:text-style-name="P1" draw:layer="layout" svg:width="9.314cm" svg:height="9.068cm" svg:x="9.535cm" svg:y="17.26cm" svg:viewBox="0 0 9315 9069" svg:d="M0 9068c9068 110 9315-9068 9315-9068">
          <text:p/>
        </draw:path>
        <draw:custom-shape draw:style-name="gr16" draw:text-style-name="P2" draw:layer="layout" svg:width="1.016cm" svg:height="1.016cm" svg:x="8.71cm" svg:y="25.771cm">
          <text:p text:style-name="P2"><text:span text:style-name="T1">O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016cm" svg:height="1.016cm" svg:x="10.377cm" svg:y="6.934cm">
          <text:p text:style-name="P1"><text:span text:style-name="T1">O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2" draw:style-name="dp1" draw:master-page-name="Default">
        <draw:frame draw:style-name="gr26" draw:text-style-name="P4" draw:layer="layout" svg:width="8.647cm" svg:height="0.721cm" svg:x="2.091cm" svg:y="1.146cm">
          <draw:text-box>
            <text:p><text:span text:style-name="T3">Subtraction</text:span></text:p>
          </draw:text-box>
        </draw:frame>
        <draw:custom-shape draw:style-name="gr4" draw:text-style-name="P2" draw:layer="layout" svg:width="1.016cm" svg:height="1.016cm" svg:x="15.6cm" svg:y="8.41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2" draw:text-style-name="P1" draw:layer="layout" svg:width="1.907cm" svg:height="1.078cm" svg:x="6.054cm" svg:y="10.407cm" svg:viewBox="0 0 1908 1079" svg:d="M0 0c831 1169 1908 1077 1908 1077">
          <text:p/>
        </draw:path>
        <draw:line draw:style-name="gr3" draw:text-style-name="P1" draw:layer="layout" svg:x1="8.639cm" svg:y1="11.484cm" svg:x2="10.454cm" svg:y2="11.484cm">
          <text:p/>
        </draw:line>
        <draw:path draw:style-name="gr14" draw:text-style-name="P1" draw:layer="layout" svg:width="0.645cm" svg:height="0.898cm" svg:x="10.7cm" svg:y="11.607cm" svg:viewBox="0 0 646 899" svg:d="M0 0c493 1846 646 277 646 277">
          <text:p/>
        </draw:path>
        <draw:path draw:style-name="gr14" draw:text-style-name="P1" draw:layer="layout" svg:width="2.184cm" svg:height="0.739cm" svg:x="11.223cm" svg:y="10.776cm" svg:viewBox="0 0 2185 740" svg:d="M0 739c1939 31 2185-739 2185-739">
          <text:p/>
        </draw:path>
        <draw:path draw:style-name="gr27" draw:text-style-name="P1" draw:layer="layout" svg:width="7.107cm" svg:height="0.48cm" svg:x="5.962cm" svg:y="7.126cm" svg:viewBox="0 0 7108 481" svg:d="M0 481c3415-984 7108-154 7108-154">
          <text:p/>
        </draw:path>
        <draw:path draw:style-name="gr27" draw:text-style-name="P1" draw:layer="layout" svg:width="7.229cm" svg:height="2.214cm" svg:x="5.993cm" svg:y="7.669cm" svg:viewBox="0 0 7230 2215" svg:d="M0 0c4615 184 7230 2215 7230 2215">
          <text:p/>
        </draw:path>
        <draw:path draw:style-name="gr28" draw:text-style-name="P1" draw:layer="layout" svg:width="7.076cm" svg:height="0.378cm" svg:x="5.993cm" svg:y="9.844cm" svg:viewBox="0 0 7077 379" svg:d="M0 348c3477-800 7077 31 7077 31">
          <text:p/>
        </draw:path>
        <draw:path draw:style-name="gr28" draw:text-style-name="P1" draw:layer="layout" svg:width="7.138cm" svg:height="2.307cm" svg:x="5.931cm" svg:y="7.853cm" svg:viewBox="0 0 7139 2308" svg:d="M0 2308c4431-2215 7139-2308 7139-2308">
          <text:p/>
        </draw:path>
        <draw:path draw:style-name="gr14" draw:text-style-name="P1" draw:layer="layout" svg:width="2.276cm" svg:height="3.229cm" svg:x="10.946cm" svg:y="8.1cm" svg:viewBox="0 0 2277 3230" svg:d="M0 3230c954-2430 2277-3230 2277-3230">
          <text:p/>
        </draw:path>
        <draw:path draw:style-name="gr14" draw:text-style-name="P1" draw:layer="layout" svg:width="0.215cm" svg:height="1.876cm" svg:x="13.623cm" svg:y="7.853cm" svg:viewBox="0 0 216 1877" svg:d="M0 0c400 923 123 1877 123 1877">
          <text:p/>
        </draw:path>
        <draw:path draw:style-name="gr3" draw:text-style-name="P1" draw:layer="layout" svg:width="2.03cm" svg:height="0.892cm" svg:x="13.808cm" svg:y="7.607cm" svg:viewBox="0 0 2031 893" svg:d="M0 0c1385 62 2031 893 2031 893">
          <text:p/>
        </draw:path>
        <draw:path draw:style-name="gr14" draw:text-style-name="P1" draw:layer="layout" svg:width="2.092cm" svg:height="0.861cm" svg:x="13.623cm" svg:y="9.33cm" svg:viewBox="0 0 2093 862" svg:d="M0 862c1447-277 2093-862 2093-862">
          <text:p/>
        </draw:path>
        <draw:custom-shape draw:style-name="gr4" draw:text-style-name="P2" draw:layer="layout" svg:width="1.016cm" svg:height="1.016cm" svg:x="13.06cm" svg:y="9.68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4.583cm" svg:height="0.892cm" svg:x="6.116cm" svg:y="10.222cm" svg:viewBox="0 0 4584 893" svg:d="M0 1c3415-31 4584 892 4584 892">
          <text:p/>
        </draw:path>
        <draw:frame draw:style-name="gr31" draw:text-style-name="P8" draw:layer="layout" svg:width="15.623cm" svg:height="1.241cm" svg:x="2.433cm" svg:y="2.056cm">
          <draw:text-box>
            <text:p text:style-name="P6"><text:span text:style-name="T1">Again, we can compose the two's complement network with the adder to get subtraction,</text:span></text:p>
            <text:p text:style-name="P6"><text:span text:style-name="T1">but it seems to me like we can now just add a S3 neuron, and we're done.</text:span></text:p>
          </draw:text-box>
        </draw:frame>
        <draw:frame draw:style-name="gr46" draw:text-style-name="P8" draw:layer="layout" svg:width="15.86cm" svg:height="3.591cm" svg:x="2.546cm" svg:y="13.437cm">
          <draw:text-box>
            <text:p text:style-name="P6"><text:span text:style-name="T1">O starts firing at timestep 2.</text:span></text:p>
            <text:p text:style-name="P6"><text:span text:style-name="T1">You run the network for w+3 timesteps, and only consider the</text:span></text:p>
            <text:p text:style-name="P6"><text:span text:style-name="T1">output from 2 to w+2-1. <text:s/>There's an extra timestep, which you need</text:span></text:p>
            <text:p text:style-name="P6"><text:span text:style-name="T1">because of the carry bit. <text:s text:c="3"/>That bit gets canceled by the spike from C to 0 at timestep w+2.</text:span></text:p>
            <text:p text:style-name="P6"><text:span text:style-name="T1"/></text:p>
            <text:p text:style-name="P6"><text:span text:style-name="T1">If you want to see this, try 7-5 with w=5. <text:s/>If you don't have that synapse from C to O, the</text:span></text:p>
            <text:p text:style-name="P6"><text:span text:style-name="T1">O will fire at timestep <text:s/>7.</text:span></text:p>
          </draw:text-box>
        </draw:frame>
        <draw:path draw:style-name="gr14" draw:text-style-name="P1" draw:layer="layout" svg:width="7.199cm" svg:height="0.69cm" svg:x="5.986cm" svg:y="4.509cm" svg:viewBox="0 0 7200 691" svg:d="M0 691c2771-1343 7200-314 7200-314">
          <text:p/>
        </draw:path>
        <draw:path draw:style-name="gr14" draw:text-style-name="P1" draw:layer="layout" svg:width="7.142cm" svg:height="1.971cm" svg:x="6.128cm" svg:y="5.342cm" svg:viewBox="0 0 7143 1972" svg:d="M0 58c4058-457 7143 1914 7143 1914">
          <text:p/>
        </draw:path>
        <draw:path draw:style-name="gr14" draw:text-style-name="P1" draw:layer="layout" svg:width="7.371cm" svg:height="4.284cm" svg:x="6.071cm" svg:y="5.429cm" svg:viewBox="0 0 7372 4285" svg:d="M0 0c5057 1171 7372 4285 7372 4285">
          <text:p/>
        </draw:path>
        <draw:path draw:style-name="gr3" draw:text-style-name="P1" draw:layer="layout" svg:width="7.227cm" svg:height="2.406cm" svg:x="5.9cm" svg:y="5.193cm" svg:viewBox="0 0 7228 2407" svg:d="M0 2407c3600-2657 7228-2400 7228-2400">
          <text:p/>
        </draw:path>
        <draw:path draw:style-name="gr28" draw:text-style-name="P1" draw:layer="layout" svg:width="7.257cm" svg:height="4.628cm" svg:x="5.928cm" svg:y="5.543cm" svg:viewBox="0 0 7258 4629" svg:d="M0 4629c2858-3400 7258-4629 7258-4629">
          <text:p/>
        </draw:path>
        <draw:path draw:style-name="gr14" draw:text-style-name="P1" draw:layer="layout" svg:width="2.534cm" svg:height="5.771cm" svg:x="10.965cm" svg:y="5.657cm" svg:viewBox="0 0 2535 5772" svg:d="M78 5772c-600-2400 2457-5772 2457-5772">
          <text:p/>
        </draw:path>
        <draw:path draw:style-name="gr14" draw:text-style-name="P1" draw:layer="layout" svg:width="0.117cm" svg:height="1.857cm" svg:x="13.582cm" svg:y="5.714cm" svg:viewBox="0 0 118 1858" svg:d="M4 1858c-29-886 114-1858 114-1858">
          <text:p/>
        </draw:path>
        <draw:path draw:style-name="gr14" draw:text-style-name="P1" draw:layer="layout" svg:width="1.063cm" svg:height="0.675cm" svg:x="13.5cm" svg:y="6.781cm" svg:viewBox="0 0 1064 676" svg:d="M0 505c1971-1229 600 171 600 171">
          <text:p/>
        </draw:path>
        <draw:path draw:style-name="gr14" draw:text-style-name="P1" draw:layer="layout" svg:width="2.256cm" svg:height="3.257cm" svg:x="13.871cm" svg:y="5.114cm" svg:viewBox="0 0 2257 3258" svg:d="M0 0c2000 286 2257 3258 2257 3258">
          <text:p/>
        </draw:path>
        <draw:custom-shape draw:style-name="gr4" draw:text-style-name="P2" draw:layer="layout" svg:width="1.016cm" svg:height="1.016cm" svg:x="5.44cm" svg:y="7.14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5.44cm" svg:y="9.68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5.454cm" svg:y="4.726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0.52cm" svg:y="10.95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016cm" svg:height="1.016cm" svg:x="13.06cm" svg:y="7.14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1.016cm" svg:height="1.016cm" svg:x="13.146cm" svg:y="4.654cm">
          <text:p text:style-name="P1"><text:span text:style-name="T1">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7" draw:text-style-name="P1" draw:layer="layout" svg:width="7.447cm" svg:height="3.456cm" svg:x="8.579cm" svg:y="9.395cm" svg:viewBox="0 0 7448 3457" svg:d="M0 2289c2711 3605 7448-2289 7448-2289">
          <text:p/>
        </draw:path>
        <draw:custom-shape draw:style-name="gr4" draw:text-style-name="P2" draw:layer="layout" svg:width="1.016cm" svg:height="1.016cm" svg:x="7.98cm" svg:y="10.95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3" draw:layer="layout" svg:width="2.174cm" svg:height="0.721cm" draw:transform="rotate (0.652055008544958) translate (12.794cm 12.575cm)">
          <draw:text-box>
            <text:p><text:span text:style-name="T2">Delay = 3</text:span></text:p>
          </draw:text-box>
        </draw:frame>
        <draw:frame draw:style-name="gr49" draw:text-style-name="P3" draw:layer="layout" svg:width="2.619cm" svg:height="0.721cm" draw:transform="rotate (-0.542622864446121) translate (5.933cm 10.633cm)">
          <draw:text-box>
            <text:p><text:span text:style-name="T2">Delay = w-1</text:span></text:p>
          </draw:text-box>
        </draw:frame>
      </draw:page>
      <draw:page draw:name="page13" draw:style-name="dp1" draw:master-page-name="Default">
        <draw:frame draw:style-name="gr26" draw:text-style-name="P4" draw:layer="layout" svg:width="8.647cm" svg:height="0.721cm" svg:x="2.091cm" svg:y="1.146cm">
          <draw:text-box>
            <text:p><text:span text:style-name="T3">Divide by 2^k.</text:span></text:p>
          </draw:text-box>
        </draw:frame>
        <draw:custom-shape draw:style-name="gr4" draw:text-style-name="P2" draw:layer="layout" svg:width="1.016cm" svg:height="1.016cm" svg:x="15.6cm" svg:y="8.41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2" draw:text-style-name="P1" draw:layer="layout" svg:width="1.907cm" svg:height="1.078cm" svg:x="6.054cm" svg:y="10.407cm" svg:viewBox="0 0 1908 1079" svg:d="M0 0c831 1169 1908 1077 1908 1077">
          <text:p/>
        </draw:path>
        <draw:line draw:style-name="gr3" draw:text-style-name="P1" draw:layer="layout" svg:x1="8.639cm" svg:y1="11.484cm" svg:x2="10.454cm" svg:y2="11.484cm">
          <text:p/>
        </draw:line>
        <draw:path draw:style-name="gr14" draw:text-style-name="P1" draw:layer="layout" svg:width="0.645cm" svg:height="0.898cm" svg:x="10.7cm" svg:y="11.607cm" svg:viewBox="0 0 646 899" svg:d="M0 0c493 1846 646 277 646 277">
          <text:p/>
        </draw:path>
        <draw:path draw:style-name="gr14" draw:text-style-name="P1" draw:layer="layout" svg:width="2.184cm" svg:height="0.739cm" svg:x="11.223cm" svg:y="10.776cm" svg:viewBox="0 0 2185 740" svg:d="M0 739c1939 31 2185-739 2185-739">
          <text:p/>
        </draw:path>
        <draw:path draw:style-name="gr27" draw:text-style-name="P1" draw:layer="layout" svg:width="7.107cm" svg:height="0.48cm" svg:x="5.962cm" svg:y="7.126cm" svg:viewBox="0 0 7108 481" svg:d="M0 481c3415-984 7108-154 7108-154">
          <text:p/>
        </draw:path>
        <draw:path draw:style-name="gr27" draw:text-style-name="P1" draw:layer="layout" svg:width="7.229cm" svg:height="2.214cm" svg:x="5.993cm" svg:y="7.669cm" svg:viewBox="0 0 7230 2215" svg:d="M0 0c4615 184 7230 2215 7230 2215">
          <text:p/>
        </draw:path>
        <draw:path draw:style-name="gr28" draw:text-style-name="P1" draw:layer="layout" svg:width="7.076cm" svg:height="0.378cm" svg:x="5.993cm" svg:y="9.844cm" svg:viewBox="0 0 7077 379" svg:d="M0 348c3477-800 7077 31 7077 31">
          <text:p/>
        </draw:path>
        <draw:path draw:style-name="gr28" draw:text-style-name="P1" draw:layer="layout" svg:width="7.138cm" svg:height="2.307cm" svg:x="5.931cm" svg:y="7.853cm" svg:viewBox="0 0 7139 2308" svg:d="M0 2308c4431-2215 7139-2308 7139-2308">
          <text:p/>
        </draw:path>
        <draw:path draw:style-name="gr14" draw:text-style-name="P1" draw:layer="layout" svg:width="2.276cm" svg:height="3.229cm" svg:x="10.946cm" svg:y="8.1cm" svg:viewBox="0 0 2277 3230" svg:d="M0 3230c954-2430 2277-3230 2277-3230">
          <text:p/>
        </draw:path>
        <draw:path draw:style-name="gr14" draw:text-style-name="P1" draw:layer="layout" svg:width="0.215cm" svg:height="1.876cm" svg:x="13.623cm" svg:y="7.853cm" svg:viewBox="0 0 216 1877" svg:d="M0 0c400 923 123 1877 123 1877">
          <text:p/>
        </draw:path>
        <draw:path draw:style-name="gr3" draw:text-style-name="P1" draw:layer="layout" svg:width="2.03cm" svg:height="0.892cm" svg:x="13.808cm" svg:y="7.607cm" svg:viewBox="0 0 2031 893" svg:d="M0 0c1385 62 2031 893 2031 893">
          <text:p/>
        </draw:path>
        <draw:path draw:style-name="gr14" draw:text-style-name="P1" draw:layer="layout" svg:width="2.092cm" svg:height="0.861cm" svg:x="13.623cm" svg:y="9.33cm" svg:viewBox="0 0 2093 862" svg:d="M0 862c1447-277 2093-862 2093-862">
          <text:p/>
        </draw:path>
        <draw:custom-shape draw:style-name="gr4" draw:text-style-name="P2" draw:layer="layout" svg:width="1.016cm" svg:height="1.016cm" svg:x="13.06cm" svg:y="9.68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4.583cm" svg:height="0.892cm" svg:x="6.116cm" svg:y="10.222cm" svg:viewBox="0 0 4584 893" svg:d="M0 1c3415-31 4584 892 4584 892">
          <text:p/>
        </draw:path>
        <draw:frame draw:style-name="gr31" draw:text-style-name="P8" draw:layer="layout" svg:width="15.623cm" svg:height="1.241cm" svg:x="2.433cm" svg:y="2.056cm">
          <draw:text-box>
            <text:p text:style-name="P6"><text:span text:style-name="T1">As always, negative numbers mess us up. <text:s/>Dividing a positive number by 2^k means</text:span></text:p>
            <text:p text:style-name="P6"><text:span text:style-name="T1">to </text:span></text:p>
          </draw:text-box>
        </draw:frame>
        <draw:frame draw:style-name="gr46" draw:text-style-name="P8" draw:layer="layout" svg:width="15.86cm" svg:height="3.591cm" svg:x="2.546cm" svg:y="13.437cm">
          <draw:text-box>
            <text:p text:style-name="P6"><text:span text:style-name="T1">O starts firing at timestep 2.</text:span></text:p>
            <text:p text:style-name="P6"><text:span text:style-name="T1">You run the network for w+3 timesteps, and only consider the</text:span></text:p>
            <text:p text:style-name="P6"><text:span text:style-name="T1">output from 2 to w+2-1. <text:s/>There's an extra timestep, which you need</text:span></text:p>
            <text:p text:style-name="P6"><text:span text:style-name="T1">because of the carry bit. <text:s text:c="3"/>That bit gets canceled by the spike from C to 0 at timestep w+2.</text:span></text:p>
            <text:p text:style-name="P6"><text:span text:style-name="T1"/></text:p>
            <text:p text:style-name="P6"><text:span text:style-name="T1">If you want to see this, try 7-5 with w=5. <text:s/>If you don't have that synapse from C to O, the</text:span></text:p>
            <text:p text:style-name="P6"><text:span text:style-name="T1">O will fire at timestep <text:s/>7.</text:span></text:p>
          </draw:text-box>
        </draw:frame>
        <draw:path draw:style-name="gr14" draw:text-style-name="P1" draw:layer="layout" svg:width="7.199cm" svg:height="0.69cm" svg:x="5.986cm" svg:y="4.509cm" svg:viewBox="0 0 7200 691" svg:d="M0 691c2771-1343 7200-314 7200-314">
          <text:p/>
        </draw:path>
        <draw:path draw:style-name="gr14" draw:text-style-name="P1" draw:layer="layout" svg:width="7.142cm" svg:height="1.971cm" svg:x="6.128cm" svg:y="5.342cm" svg:viewBox="0 0 7143 1972" svg:d="M0 58c4058-457 7143 1914 7143 1914">
          <text:p/>
        </draw:path>
        <draw:path draw:style-name="gr14" draw:text-style-name="P1" draw:layer="layout" svg:width="7.371cm" svg:height="4.284cm" svg:x="6.071cm" svg:y="5.429cm" svg:viewBox="0 0 7372 4285" svg:d="M0 0c5057 1171 7372 4285 7372 4285">
          <text:p/>
        </draw:path>
        <draw:path draw:style-name="gr3" draw:text-style-name="P1" draw:layer="layout" svg:width="7.227cm" svg:height="2.406cm" svg:x="5.9cm" svg:y="5.193cm" svg:viewBox="0 0 7228 2407" svg:d="M0 2407c3600-2657 7228-2400 7228-2400">
          <text:p/>
        </draw:path>
        <draw:path draw:style-name="gr28" draw:text-style-name="P1" draw:layer="layout" svg:width="7.257cm" svg:height="4.628cm" svg:x="5.928cm" svg:y="5.543cm" svg:viewBox="0 0 7258 4629" svg:d="M0 4629c2858-3400 7258-4629 7258-4629">
          <text:p/>
        </draw:path>
        <draw:path draw:style-name="gr14" draw:text-style-name="P1" draw:layer="layout" svg:width="2.534cm" svg:height="5.771cm" svg:x="10.965cm" svg:y="5.657cm" svg:viewBox="0 0 2535 5772" svg:d="M78 5772c-600-2400 2457-5772 2457-5772">
          <text:p/>
        </draw:path>
        <draw:path draw:style-name="gr14" draw:text-style-name="P1" draw:layer="layout" svg:width="0.117cm" svg:height="1.857cm" svg:x="13.582cm" svg:y="5.714cm" svg:viewBox="0 0 118 1858" svg:d="M4 1858c-29-886 114-1858 114-1858">
          <text:p/>
        </draw:path>
        <draw:path draw:style-name="gr14" draw:text-style-name="P1" draw:layer="layout" svg:width="1.063cm" svg:height="0.675cm" svg:x="13.5cm" svg:y="6.781cm" svg:viewBox="0 0 1064 676" svg:d="M0 505c1971-1229 600 171 600 171">
          <text:p/>
        </draw:path>
        <draw:path draw:style-name="gr14" draw:text-style-name="P1" draw:layer="layout" svg:width="2.256cm" svg:height="3.257cm" svg:x="13.871cm" svg:y="5.114cm" svg:viewBox="0 0 2257 3258" svg:d="M0 0c2000 286 2257 3258 2257 3258">
          <text:p/>
        </draw:path>
        <draw:custom-shape draw:style-name="gr4" draw:text-style-name="P2" draw:layer="layout" svg:width="1.016cm" svg:height="1.016cm" svg:x="5.44cm" svg:y="7.14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5.44cm" svg:y="9.68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5.454cm" svg:y="4.726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0.52cm" svg:y="10.95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016cm" svg:height="1.016cm" svg:x="13.06cm" svg:y="7.14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1.016cm" svg:height="1.016cm" svg:x="13.146cm" svg:y="4.654cm">
          <text:p text:style-name="P1"><text:span text:style-name="T1">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7" draw:text-style-name="P1" draw:layer="layout" svg:width="7.447cm" svg:height="3.456cm" svg:x="8.579cm" svg:y="9.395cm" svg:viewBox="0 0 7448 3457" svg:d="M0 2289c2711 3605 7448-2289 7448-2289">
          <text:p/>
        </draw:path>
        <draw:custom-shape draw:style-name="gr4" draw:text-style-name="P2" draw:layer="layout" svg:width="1.016cm" svg:height="1.016cm" svg:x="7.98cm" svg:y="10.95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3" draw:layer="layout" svg:width="2.174cm" svg:height="0.721cm" draw:transform="rotate (0.652055008544958) translate (12.794cm 12.575cm)">
          <draw:text-box>
            <text:p><text:span text:style-name="T2">Delay = 3</text:span></text:p>
          </draw:text-box>
        </draw:frame>
        <draw:frame draw:style-name="gr49" draw:text-style-name="P3" draw:layer="layout" svg:width="2.619cm" svg:height="0.721cm" draw:transform="rotate (-0.542622864446121) translate (5.933cm 10.633cm)">
          <draw:text-box>
            <text:p><text:span text:style-name="T2">Delay = w-1</text:span></text:p>
          </draw:text-box>
        </draw:frame>
      </draw:page>
      <draw:page draw:name="page14" draw:style-name="dp1" draw:master-page-name="Default">
        <draw:custom-shape draw:style-name="gr50" draw:text-style-name="P1" draw:layer="layout" svg:width="9.818cm" svg:height="6.455cm" svg:x="4.746cm" svg:y="7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" draw:layer="layout" svg:width="5.879cm" svg:height="4.515cm" svg:x="1.382cm" svg:y="10.6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5.181cm" svg:height="2.394cm" svg:x="15.409cm" svg:y="8.181cm">
          <text:p/>
          <draw:enhanced-geometry svg:viewBox="0 0 21600 21600" draw:type="rectangle" draw:enhanced-path="M 0 0 L 21600 0 21600 21600 0 21600 0 0 Z N"/>
        </draw:custom-shape>
        <draw:frame draw:style-name="gr52" draw:text-style-name="P4" draw:layer="layout" svg:width="9.583cm" svg:height="2.068cm" svg:x="1.66cm" svg:y="2.507cm">
          <draw:text-box>
            <text:p><text:span text:style-name="T3">The comparison network from Aimone et al, 2021.</text:span></text:p>
            <text:p><text:span text:style-name="T4"/></text:p>
            <text:p><text:span text:style-name="T4"/></text:p>
          </draw:text-box>
        </draw:frame>
        <draw:custom-shape draw:style-name="gr17" draw:text-style-name="P2" draw:layer="layout" svg:width="0.508cm" svg:height="0.508cm" svg:x="15.94cm" svg:y="8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9" draw:layer="layout" svg:width="3.985cm" svg:height="0.771cm" svg:x="16.37cm" svg:y="8.484cm">
          <draw:text-box>
            <text:p text:style-name="P1"><text:span text:style-name="T1">Threshold = 2, Leak</text:span></text:p>
          </draw:text-box>
        </draw:frame>
        <draw:custom-shape draw:style-name="gr19" draw:text-style-name="P2" draw:layer="layout" svg:width="0.508cm" svg:height="0.508cm" svg:x="15.928cm" svg:y="9.6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9" draw:layer="layout" svg:width="3.985cm" svg:height="0.771cm" svg:x="16.37cm" svg:y="9.485cm">
          <draw:text-box>
            <text:p text:style-name="P1"><text:span text:style-name="T1">Threshold = 3, Leak</text:span></text:p>
          </draw:text-box>
        </draw:frame>
        <draw:custom-shape draw:style-name="gr4" draw:text-style-name="P2" draw:layer="layout" svg:width="1.016cm" svg:height="1.016cm" svg:x="13.17cm" svg:y="9.89cm">
          <text:p text:style-name="P1"><text:span text:style-name="T1">+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3.303cm" svg:height="1.212cm" svg:x="6.071cm" svg:y="7.878cm" svg:viewBox="0 0 3304 1213" svg:d="M0 1213c1502-1303 3304-1212 3304-1212">
          <text:p/>
        </draw:path>
        <draw:path draw:style-name="gr14" draw:text-style-name="P1" draw:layer="layout" svg:width="3.453cm" svg:height="1.302cm" svg:x="6.071cm" svg:y="11.697cm" svg:viewBox="0 0 3454 1303" svg:d="M0 0c1452 1363 3454 1303 3454 1303">
          <text:p/>
        </draw:path>
        <draw:path draw:style-name="gr14" draw:text-style-name="P1" draw:layer="layout" svg:width="3.276cm" svg:height="0.908cm" svg:x="6.199cm" svg:y="9.182cm" svg:viewBox="0 0 3277 909" svg:d="M0 0c2544 182 3277 909 3277 909">
          <text:p/>
        </draw:path>
        <draw:path draw:style-name="gr14" draw:text-style-name="P1" draw:layer="layout" svg:width="3.423cm" svg:height="0.847cm" svg:x="6.101cm" svg:y="10.788cm" svg:viewBox="0 0 3424 848" svg:d="M0 848c2496-242 3424-848 3424-848">
          <text:p/>
        </draw:path>
        <draw:path draw:style-name="gr14" draw:text-style-name="P1" draw:layer="layout" svg:width="3.514cm" svg:height="3.332cm" svg:x="6.01cm" svg:y="8.303cm" svg:viewBox="0 0 3515 3333" svg:d="M0 3333c1728-2515 3515-3333 3515-3333">
          <text:p/>
        </draw:path>
        <draw:path draw:style-name="gr14" draw:text-style-name="P1" draw:layer="layout" svg:width="3.393cm" svg:height="3.454cm" svg:x="6.101cm" svg:y="9.151cm" svg:viewBox="0 0 3394 3455" svg:d="M0 0c1424 2303 3394 3455 3394 3455">
          <text:p/>
        </draw:path>
        <draw:path draw:style-name="gr14" draw:text-style-name="P1" draw:layer="layout" svg:width="3.393cm" svg:height="2.18cm" svg:x="9.98cm" svg:y="7.879cm" svg:viewBox="0 0 3394 2181" svg:d="M0 0c2212 363 3394 2181 3394 2181">
          <text:p/>
        </draw:path>
        <draw:path draw:style-name="gr14" draw:text-style-name="P1" draw:layer="layout" svg:width="3.514cm" svg:height="2.151cm" svg:x="9.859cm" svg:y="10.848cm" svg:viewBox="0 0 3515 2152" svg:d="M0 2152c2303-636 3515-2152 3515-2152">
          <text:p/>
        </draw:path>
        <draw:path draw:style-name="gr14" draw:text-style-name="P1" draw:layer="layout" svg:width="0cm" svg:height="1.999cm" svg:x="9.828cm" svg:y="8.364cm" svg:viewBox="0 0 0 2000" svg:d="M0 2000c0-1940 0-2000 0-2000">
          <text:p/>
        </draw:path>
        <draw:line draw:style-name="gr14" draw:text-style-name="P1" draw:layer="layout" svg:x1="9.859cm" svg:y1="10.333cm" svg:x2="9.889cm" svg:y2="12.394cm">
          <text:p/>
        </draw:line>
        <draw:path draw:style-name="gr14" draw:text-style-name="P1" draw:layer="layout" svg:width="0.839cm" svg:height="1.002cm" svg:x="9.98cm" svg:y="10.242cm" svg:viewBox="0 0 840 1003" svg:d="M303 0c1364 1697-303 728-303 728">
          <text:p/>
        </draw:path>
        <draw:path draw:style-name="gr3" draw:text-style-name="P1" draw:layer="layout" svg:width="3.393cm" svg:height="0.357cm" svg:x="9.828cm" svg:y="9.945cm" svg:viewBox="0 0 3394 358" svg:d="M0 358c1667-788 3394-30 3394-30">
          <text:p/>
        </draw:path>
        <draw:custom-shape draw:style-name="gr15" draw:text-style-name="P2" draw:layer="layout" svg:width="1.016cm" svg:height="1.016cm" svg:x="9.36cm" svg:y="7.35cm">
          <text:p text:style-name="P1"><text:span text:style-name="T1">+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9.36cm" svg:y="12.43cm">
          <text:p text:style-name="P1"><text:span text:style-name="T1">+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5.55cm" svg:y="8.62cm">
          <text:p text:style-name="P1"><text:span text:style-name="T1">+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636cm" svg:height="1.016cm" svg:x="5.14cm" svg:y="11.169cm">
          <text:p text:style-name="P1"><text:span text:style-name="T1">+B/I=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0.817cm" svg:height="1.201cm" svg:x="5.749cm" svg:y="14.358cm" svg:viewBox="0 0 818 1202" svg:d="M818 0c-576 2515-818 303-818 303">
          <text:p/>
        </draw:path>
        <draw:line draw:style-name="gr14" draw:text-style-name="P1" draw:layer="layout" svg:x1="2.294cm" svg:y1="14.206cm" svg:x2="5.261cm" svg:y2="14.212cm">
          <text:p/>
        </draw:line>
        <draw:line draw:style-name="gr14" draw:text-style-name="P1" draw:layer="layout" svg:x1="2.234cm" svg:y1="14.206cm" svg:x2="5.443cm" svg:y2="12.121cm">
          <text:p/>
        </draw:line>
        <draw:line draw:style-name="gr14" draw:text-style-name="P1" draw:layer="layout" svg:x1="6.052cm" svg:y1="14.206cm" svg:x2="6.082cm" svg:y2="12.206cm">
          <text:p/>
        </draw:line>
        <draw:path draw:style-name="gr3" draw:text-style-name="P1" draw:layer="layout" svg:width="2.875cm" svg:height="0.096cm" svg:x="2.264cm" svg:y="11.661cm" svg:viewBox="0 0 2876 97" svg:d="M0 97c2876-97 2876-97 2876-97">
          <text:p/>
        </draw:path>
        <draw:custom-shape draw:style-name="gr4" draw:text-style-name="P2" draw:layer="layout" svg:width="1.454cm" svg:height="1.016cm" svg:x="5.352cm" svg:y="13.709cm">
          <text:p text:style-name="P1"><text:span text:style-name="T1">I-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.74cm" svg:y="11.16cm">
          <text:p text:style-name="P1"><text:span text:style-name="T1">I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2.261cm" svg:y1="9.121cm" svg:x2="5.534cm" svg:y2="9.152cm">
          <text:p/>
        </draw:line>
        <draw:custom-shape draw:style-name="gr4" draw:text-style-name="P2" draw:layer="layout" svg:width="1.016cm" svg:height="1.016cm" svg:x="1.74cm" svg:y="8.6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016cm" svg:height="1.016cm" svg:x="13.17cm" svg:y="13.7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3.393cm" svg:height="3.457cm" svg:x="10.14cm" svg:y="10.27cm" svg:viewBox="0 0 3394 3458" svg:d="M0 3c2060-121 3394 3455 3394 3455">
          <text:p/>
        </draw:path>
        <draw:custom-shape draw:style-name="gr16" draw:text-style-name="P2" draw:layer="layout" svg:width="1.016cm" svg:height="1.016cm" svg:x="9.36cm" svg:y="9.89cm">
          <text:p text:style-name="P1"><text:span text:style-name="T1">+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3" draw:text-style-name="P1" draw:layer="layout" svg:width="10.969cm" svg:height="1.786cm" svg:x="2.291cm" svg:y="14.273cm" svg:viewBox="0 0 10970 1787" svg:d="M0 0c3606 3860 10970 266 10970 266">
          <text:p/>
        </draw:path>
        <draw:custom-shape draw:style-name="gr4" draw:text-style-name="P2" draw:layer="layout" svg:width="1.016cm" svg:height="1.016cm" svg:x="1.74cm" svg:y="13.7cm">
          <text:p text:style-name="P1"><text:span text:style-name="T1">I-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10" draw:layer="layout" svg:width="2.766cm" svg:height="0.771cm" svg:x="10.758cm" svg:y="15.425cm">
          <draw:text-box>
            <text:p><text:span text:style-name="T7">Delay = w+2</text:span></text:p>
          </draw:text-box>
        </draw:frame>
      </draw:page>
      <draw:page draw:name="page15" draw:style-name="dp1" draw:master-page-name="Default">
        <draw:custom-shape draw:style-name="gr50" draw:text-style-name="P1" draw:layer="layout" svg:width="5.553cm" svg:height="3.881cm" svg:x="13.402cm" svg:y="8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5.553cm" svg:height="3.791cm" svg:x="9.104cm" svg:y="7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5.553cm" svg:height="3.702cm" svg:x="4.746cm" svg:y="7.2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5.181cm" svg:height="2.394cm" svg:x="9.209cm" svg:y="4.681cm">
          <text:p/>
          <draw:enhanced-geometry svg:viewBox="0 0 21600 21600" draw:type="rectangle" draw:enhanced-path="M 0 0 L 21600 0 21600 21600 0 21600 0 0 Z N"/>
        </draw:custom-shape>
        <draw:frame draw:style-name="gr55" draw:text-style-name="P4" draw:layer="layout" svg:width="11.111cm" svg:height="2.068cm" svg:x="1.66cm" svg:y="2.507cm">
          <draw:text-box>
            <text:p><text:span text:style-name="T3">Multiplier network – does a * 556 (=0x22c = 01 0010 1100).</text:span></text:p>
            <text:p><text:span text:style-name="T4"/></text:p>
            <text:p><text:span text:style-name="T4"/></text:p>
          </draw:text-box>
        </draw:frame>
        <draw:custom-shape draw:style-name="gr17" draw:text-style-name="P2" draw:layer="layout" svg:width="0.508cm" svg:height="0.508cm" svg:x="9.74cm" svg:y="5.1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9" draw:layer="layout" svg:width="3.985cm" svg:height="0.771cm" svg:x="10.17cm" svg:y="4.984cm">
          <draw:text-box>
            <text:p text:style-name="P1"><text:span text:style-name="T1">Threshold = 2, Leak</text:span></text:p>
          </draw:text-box>
        </draw:frame>
        <draw:custom-shape draw:style-name="gr19" draw:text-style-name="P2" draw:layer="layout" svg:width="0.508cm" svg:height="0.508cm" svg:x="9.728cm" svg:y="6.1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9" draw:layer="layout" svg:width="3.985cm" svg:height="0.771cm" svg:x="10.17cm" svg:y="5.985cm">
          <draw:text-box>
            <text:p text:style-name="P1"><text:span text:style-name="T1">Threshold = 3, Leak</text:span></text:p>
          </draw:text-box>
        </draw:frame>
        <draw:path draw:style-name="gr14" draw:text-style-name="P1" draw:layer="layout" svg:width="1.854cm" svg:height="0.682cm" svg:x="5.663cm" svg:y="7.647cm" svg:viewBox="0 0 1855 683" svg:d="M0 683c843-733 1855-682 1855-682">
          <text:p/>
        </draw:path>
        <draw:path draw:style-name="gr14" draw:text-style-name="P1" draw:layer="layout" svg:width="1.939cm" svg:height="0.732cm" svg:x="5.663cm" svg:y="9.795cm" svg:viewBox="0 0 1940 733" svg:d="M0 0c815 767 1940 733 1940 733">
          <text:p/>
        </draw:path>
        <draw:path draw:style-name="gr14" draw:text-style-name="P1" draw:layer="layout" svg:width="1.839cm" svg:height="0.51cm" svg:x="5.735cm" svg:y="8.381cm" svg:viewBox="0 0 1840 511" svg:d="M0 0c1429 102 1840 511 1840 511">
          <text:p/>
        </draw:path>
        <draw:path draw:style-name="gr14" draw:text-style-name="P1" draw:layer="layout" svg:width="1.922cm" svg:height="0.476cm" svg:x="5.68cm" svg:y="9.284cm" svg:viewBox="0 0 1923 477" svg:d="M0 477c1402-136 1923-477 1923-477">
          <text:p/>
        </draw:path>
        <draw:path draw:style-name="gr14" draw:text-style-name="P1" draw:layer="layout" svg:width="1.973cm" svg:height="1.874cm" svg:x="5.629cm" svg:y="7.886cm" svg:viewBox="0 0 1974 1875" svg:d="M0 1875c970-1415 1974-1875 1974-1875">
          <text:p/>
        </draw:path>
        <draw:path draw:style-name="gr14" draw:text-style-name="P1" draw:layer="layout" svg:width="1.905cm" svg:height="1.942cm" svg:x="5.68cm" svg:y="8.363cm" svg:viewBox="0 0 1906 1943" svg:d="M0 0c800 1295 1906 1943 1906 1943">
          <text:p/>
        </draw:path>
        <draw:path draw:style-name="gr14" draw:text-style-name="P1" draw:layer="layout" svg:width="1.905cm" svg:height="1.226cm" svg:x="7.858cm" svg:y="7.648cm" svg:viewBox="0 0 1906 1227" svg:d="M0 0c1242 204 1906 1227 1906 1227">
          <text:p/>
        </draw:path>
        <draw:path draw:style-name="gr14" draw:text-style-name="P1" draw:layer="layout" svg:width="1.973cm" svg:height="1.21cm" svg:x="7.79cm" svg:y="9.318cm" svg:viewBox="0 0 1974 1211" svg:d="M0 1211c1293-358 1974-1211 1974-1211">
          <text:p/>
        </draw:path>
        <draw:path draw:style-name="gr14" draw:text-style-name="P1" draw:layer="layout" svg:width="0cm" svg:height="1.124cm" svg:x="7.773cm" svg:y="7.92cm" svg:viewBox="0 0 0 1125" svg:d="M0 1125c0-1091 0-1125 0-1125">
          <text:p/>
        </draw:path>
        <draw:line draw:style-name="gr14" draw:text-style-name="P1" draw:layer="layout" svg:x1="7.79cm" svg:y1="9.028cm" svg:x2="7.807cm" svg:y2="10.187cm">
          <text:p/>
        </draw:line>
        <draw:path draw:style-name="gr14" draw:text-style-name="P1" draw:layer="layout" svg:width="0.47cm" svg:height="0.564cm" svg:x="7.858cm" svg:y="8.977cm" svg:viewBox="0 0 471 565" svg:d="M170 0c766 955-170 410-170 410">
          <text:p/>
        </draw:path>
        <draw:path draw:style-name="gr3" draw:text-style-name="P1" draw:layer="layout" svg:width="1.905cm" svg:height="0.2cm" svg:x="7.773cm" svg:y="8.81cm" svg:viewBox="0 0 1906 201" svg:d="M0 201c936-443 1906-16 1906-16">
          <text:p/>
        </draw:path>
        <draw:custom-shape draw:style-name="gr19" draw:text-style-name="P2" draw:layer="layout" svg:width="0.571cm" svg:height="0.572cm" svg:x="7.51cm" svg:y="7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" draw:layer="layout" svg:width="0.571cm" svg:height="0.571cm" svg:x="7.51cm" svg:y="10.2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" draw:layer="layout" svg:width="0.584cm" svg:height="0.559cm" svg:x="5.34cm" svg:y="9.4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2.161cm" svg:y1="8.321cm" svg:x2="5.434cm" svg:y2="8.352cm">
          <text:p/>
        </draw:line>
        <draw:custom-shape draw:style-name="gr4" draw:text-style-name="P2" draw:layer="layout" svg:width="1.016cm" svg:height="1.016cm" svg:x="1.64cm" svg:y="7.8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0.571cm" svg:height="0.571cm" svg:x="7.51cm" svg:y="8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1.854cm" svg:height="0.682cm" svg:x="9.961cm" svg:y="8.364cm" svg:viewBox="0 0 1855 683" svg:d="M0 683c843-733 1855-682 1855-682">
          <text:p/>
        </draw:path>
        <draw:path draw:style-name="gr14" draw:text-style-name="P1" draw:layer="layout" svg:width="1.939cm" svg:height="0.732cm" svg:x="9.961cm" svg:y="10.512cm" svg:viewBox="0 0 1940 733" svg:d="M0 0c815 767 1940 733 1940 733">
          <text:p/>
        </draw:path>
        <draw:path draw:style-name="gr14" draw:text-style-name="P1" draw:layer="layout" svg:width="1.839cm" svg:height="0.51cm" svg:x="10.033cm" svg:y="9.098cm" svg:viewBox="0 0 1840 511" svg:d="M0 0c1429 102 1840 511 1840 511">
          <text:p/>
        </draw:path>
        <draw:path draw:style-name="gr14" draw:text-style-name="P1" draw:layer="layout" svg:width="1.922cm" svg:height="0.476cm" svg:x="9.978cm" svg:y="10.001cm" svg:viewBox="0 0 1923 477" svg:d="M0 477c1402-136 1923-477 1923-477">
          <text:p/>
        </draw:path>
        <draw:path draw:style-name="gr14" draw:text-style-name="P1" draw:layer="layout" svg:width="1.973cm" svg:height="1.874cm" svg:x="9.927cm" svg:y="8.603cm" svg:viewBox="0 0 1974 1875" svg:d="M0 1875c970-1415 1974-1875 1974-1875">
          <text:p/>
        </draw:path>
        <draw:path draw:style-name="gr14" draw:text-style-name="P1" draw:layer="layout" svg:width="1.905cm" svg:height="1.942cm" svg:x="9.978cm" svg:y="9.08cm" svg:viewBox="0 0 1906 1943" svg:d="M0 0c800 1295 1906 1943 1906 1943">
          <text:p/>
        </draw:path>
        <draw:path draw:style-name="gr14" draw:text-style-name="P1" draw:layer="layout" svg:width="1.905cm" svg:height="1.226cm" svg:x="12.156cm" svg:y="8.365cm" svg:viewBox="0 0 1906 1227" svg:d="M0 0c1242 204 1906 1227 1906 1227">
          <text:p/>
        </draw:path>
        <draw:path draw:style-name="gr14" draw:text-style-name="P1" draw:layer="layout" svg:width="1.973cm" svg:height="1.21cm" svg:x="12.088cm" svg:y="10.035cm" svg:viewBox="0 0 1974 1211" svg:d="M0 1211c1293-358 1974-1211 1974-1211">
          <text:p/>
        </draw:path>
        <draw:path draw:style-name="gr14" draw:text-style-name="P1" draw:layer="layout" svg:width="0cm" svg:height="1.124cm" svg:x="12.071cm" svg:y="8.637cm" svg:viewBox="0 0 0 1125" svg:d="M0 1125c0-1091 0-1125 0-1125">
          <text:p/>
        </draw:path>
        <draw:line draw:style-name="gr14" draw:text-style-name="P1" draw:layer="layout" svg:x1="12.088cm" svg:y1="9.745cm" svg:x2="12.105cm" svg:y2="10.904cm">
          <text:p/>
        </draw:line>
        <draw:path draw:style-name="gr14" draw:text-style-name="P1" draw:layer="layout" svg:width="0.47cm" svg:height="0.564cm" svg:x="12.156cm" svg:y="9.694cm" svg:viewBox="0 0 471 565" svg:d="M170 0c766 955-170 410-170 410">
          <text:p/>
        </draw:path>
        <draw:path draw:style-name="gr3" draw:text-style-name="P1" draw:layer="layout" svg:width="1.905cm" svg:height="0.2cm" svg:x="12.071cm" svg:y="9.527cm" svg:viewBox="0 0 1906 201" svg:d="M0 201c936-443 1906-16 1906-16">
          <text:p/>
        </draw:path>
        <draw:custom-shape draw:style-name="gr19" draw:text-style-name="P2" draw:layer="layout" svg:width="0.571cm" svg:height="0.572cm" svg:x="11.808cm" svg:y="8.0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" draw:layer="layout" svg:width="0.571cm" svg:height="0.571cm" svg:x="11.808cm" svg:y="10.9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" draw:layer="layout" svg:width="0.584cm" svg:height="0.559cm" svg:x="9.638cm" svg:y="10.2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0.571cm" svg:height="0.571cm" svg:x="11.808cm" svg:y="9.4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" draw:layer="layout" svg:width="0.571cm" svg:height="0.571cm" svg:x="9.649cm" svg:y="8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" draw:layer="layout" svg:width="0.571cm" svg:height="0.571cm" svg:x="18.245cm" svg:y="10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1.854cm" svg:height="0.682cm" svg:x="14.259cm" svg:y="9.081cm" svg:viewBox="0 0 1855 683" svg:d="M0 683c843-733 1855-682 1855-682">
          <text:p/>
        </draw:path>
        <draw:path draw:style-name="gr14" draw:text-style-name="P1" draw:layer="layout" svg:width="1.939cm" svg:height="0.732cm" svg:x="14.259cm" svg:y="11.229cm" svg:viewBox="0 0 1940 733" svg:d="M0 0c815 767 1940 733 1940 733">
          <text:p/>
        </draw:path>
        <draw:path draw:style-name="gr14" draw:text-style-name="P1" draw:layer="layout" svg:width="1.839cm" svg:height="0.51cm" svg:x="14.331cm" svg:y="9.815cm" svg:viewBox="0 0 1840 511" svg:d="M0 0c1429 102 1840 511 1840 511">
          <text:p/>
        </draw:path>
        <draw:path draw:style-name="gr14" draw:text-style-name="P1" draw:layer="layout" svg:width="1.922cm" svg:height="0.476cm" svg:x="14.276cm" svg:y="10.718cm" svg:viewBox="0 0 1923 477" svg:d="M0 477c1402-136 1923-477 1923-477">
          <text:p/>
        </draw:path>
        <draw:path draw:style-name="gr14" draw:text-style-name="P1" draw:layer="layout" svg:width="1.973cm" svg:height="1.874cm" svg:x="14.225cm" svg:y="9.32cm" svg:viewBox="0 0 1974 1875" svg:d="M0 1875c970-1415 1974-1875 1974-1875">
          <text:p/>
        </draw:path>
        <draw:path draw:style-name="gr14" draw:text-style-name="P1" draw:layer="layout" svg:width="1.905cm" svg:height="1.942cm" svg:x="14.276cm" svg:y="9.797cm" svg:viewBox="0 0 1906 1943" svg:d="M0 0c800 1295 1906 1943 1906 1943">
          <text:p/>
        </draw:path>
        <draw:path draw:style-name="gr14" draw:text-style-name="P1" draw:layer="layout" svg:width="1.905cm" svg:height="1.226cm" svg:x="16.454cm" svg:y="9.082cm" svg:viewBox="0 0 1906 1227" svg:d="M0 0c1242 204 1906 1227 1906 1227">
          <text:p/>
        </draw:path>
        <draw:path draw:style-name="gr14" draw:text-style-name="P1" draw:layer="layout" svg:width="1.973cm" svg:height="1.21cm" svg:x="16.386cm" svg:y="10.752cm" svg:viewBox="0 0 1974 1211" svg:d="M0 1211c1293-358 1974-1211 1974-1211">
          <text:p/>
        </draw:path>
        <draw:path draw:style-name="gr14" draw:text-style-name="P1" draw:layer="layout" svg:width="0cm" svg:height="1.124cm" svg:x="16.369cm" svg:y="9.354cm" svg:viewBox="0 0 0 1125" svg:d="M0 1125c0-1091 0-1125 0-1125">
          <text:p/>
        </draw:path>
        <draw:line draw:style-name="gr14" draw:text-style-name="P1" draw:layer="layout" svg:x1="16.386cm" svg:y1="10.462cm" svg:x2="16.403cm" svg:y2="11.621cm">
          <text:p/>
        </draw:line>
        <draw:path draw:style-name="gr14" draw:text-style-name="P1" draw:layer="layout" svg:width="0.47cm" svg:height="0.564cm" svg:x="16.454cm" svg:y="10.411cm" svg:viewBox="0 0 471 565" svg:d="M170 0c766 955-170 410-170 410">
          <text:p/>
        </draw:path>
        <draw:path draw:style-name="gr3" draw:text-style-name="P1" draw:layer="layout" svg:width="1.905cm" svg:height="0.2cm" svg:x="16.369cm" svg:y="10.244cm" svg:viewBox="0 0 1906 201" svg:d="M0 201c936-443 1906-16 1906-16">
          <text:p/>
        </draw:path>
        <draw:custom-shape draw:style-name="gr19" draw:text-style-name="P2" draw:layer="layout" svg:width="0.571cm" svg:height="0.572cm" svg:x="16.106cm" svg:y="8.7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" draw:layer="layout" svg:width="0.571cm" svg:height="0.571cm" svg:x="16.106cm" svg:y="11.6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" draw:layer="layout" svg:width="0.584cm" svg:height="0.559cm" svg:x="13.936cm" svg:y="10.9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0.571cm" svg:height="0.571cm" svg:x="16.106cm" svg:y="10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" draw:layer="layout" svg:width="0.571cm" svg:height="0.571cm" svg:x="13.947cm" svg:y="9.4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7" draw:text-style-name="P1" draw:layer="layout" svg:width="0.29cm" svg:height="1.163cm" svg:x="5.321cm" svg:y="8.358cm" svg:viewBox="0 0 291 1164" svg:d="M291 0c-597 597-90 1164-90 1164">
          <text:p/>
        </draw:path>
        <draw:path draw:style-name="gr58" draw:text-style-name="P1" draw:layer="layout" svg:width="5.798cm" svg:height="2.966cm" svg:x="3.843cm" svg:y="8.299cm" svg:viewBox="0 0 5799 2967" svg:d="M1739 0c-5582 4686 4060 2418 4060 2418">
          <text:p/>
        </draw:path>
        <draw:path draw:style-name="gr59" draw:text-style-name="P1" draw:layer="layout" svg:width="11.415cm" svg:height="4.844cm" svg:x="2.584cm" svg:y="8.269cm" svg:viewBox="0 0 11416 4845" svg:d="M2998 0c-10059 8567 8418 3164 8418 3164">
          <text:p/>
        </draw:path>
        <draw:custom-shape draw:style-name="gr56" draw:text-style-name="P2" draw:layer="layout" svg:width="0.571cm" svg:height="0.572cm" svg:x="5.37cm" svg:y="8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5.181cm" svg:height="2.394cm" svg:x="14.409cm" svg:y="4.681cm">
          <text:p/>
          <draw:enhanced-geometry svg:viewBox="0 0 21600 21600" draw:type="rectangle" draw:enhanced-path="M 0 0 L 21600 0 21600 21600 0 21600 0 0 Z N"/>
        </draw:custom-shape>
        <draw:frame draw:style-name="gr60" draw:text-style-name="P9" draw:layer="layout" svg:width="2.429cm" svg:height="0.771cm" svg:x="16.77cm" svg:y="4.984cm">
          <draw:text-box>
            <text:p text:style-name="P1"><text:span text:style-name="T1">Delay = 5</text:span></text:p>
          </draw:text-box>
        </draw:frame>
        <draw:frame draw:style-name="gr61" draw:text-style-name="P9" draw:layer="layout" svg:width="2.436cm" svg:height="0.771cm" svg:x="16.77cm" svg:y="5.985cm">
          <draw:text-box>
            <text:p text:style-name="P1"><text:span text:style-name="T1">Delay = 11</text:span></text:p>
          </draw:text-box>
        </draw:frame>
        <draw:line draw:style-name="gr58" draw:text-style-name="P1" draw:layer="layout" svg:x1="14.716cm" svg:y1="5.394cm" svg:x2="16.621cm" svg:y2="5.394cm">
          <text:p/>
        </draw:line>
        <draw:line draw:style-name="gr59" draw:text-style-name="P1" draw:layer="layout" svg:x1="14.716cm" svg:y1="6.348cm" svg:x2="16.621cm" svg:y2="6.34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mes Plank</meta:initial-creator>
    <meta:creation-date>2024-09-17T08:50:03</meta:creation-date>
    <meta:generator>OpenOffice/4.1.15$Unix OpenOffice.org_project/4115m2$Build-9813</meta:generator>
    <dc:date>2025-09-26T15:17:37</dc:date>
    <dc:creator>James Plank</dc:creator>
    <meta:editing-duration>P13DT6H54M53S</meta:editing-duration>
    <meta:editing-cycles>318</meta:editing-cycles>
    <meta:document-statistic meta:object-count="618"/>
  </office:meta>
</office:document-meta>
</file>